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4952700" table:style-name="ce5">
            <text:p>4.952.700</text:p>
          </table:table-cell>
          <table:table-cell office:value-type="float" office:value="673500" table:style-name="ce5">
            <text:p>673.500</text:p>
          </table:table-cell>
          <table:table-cell office:value-type="float" office:value="1455800" table:style-name="ce5">
            <text:p>1.455.800</text:p>
          </table:table-cell>
          <table:table-cell office:value-type="float" office:value="299300" table:style-name="ce5">
            <text:p>299.300</text:p>
          </table:table-cell>
          <table:table-cell office:value-type="float" office:value="7381300" table:style-name="ce6">
            <text:p>7.381.300</text:p>
          </table:table-cell>
          <table:table-cell office:value-type="float" office:value="7192389" table:style-name="ce6">
            <text:p>7.192.389</text:p>
          </table:table-cell>
          <table:table-cell office:value-type="percentage" office:value="0.97440681180821809" table:style-name="ce7">
            <text:p>97,4%</text:p>
          </table:table-cell>
          <table:table-cell office:value-type="float" office:value="4494193" table:style-name="ce5">
            <text:p>4.494.193</text:p>
          </table:table-cell>
          <table:table-cell office:value-type="float" office:value="2834409" table:style-name="ce5">
            <text:p>2.834.409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889515" table:style-name="ce5">
            <text:p>889.515</text:p>
          </table:table-cell>
          <table:table-cell office:value-type="float" office:value="118900" table:style-name="ce5">
            <text:p>118.900</text:p>
          </table:table-cell>
          <table:table-cell office:value-type="float" office:value="228700" table:style-name="ce5">
            <text:p>228.700</text:p>
          </table:table-cell>
          <table:table-cell office:value-type="float" office:value="46800" table:style-name="ce5">
            <text:p>46.800</text:p>
          </table:table-cell>
          <table:table-cell office:value-type="float" office:value="1283915" table:style-name="ce6">
            <text:p>1.283.915</text:p>
          </table:table-cell>
          <table:table-cell office:value-type="float" office:value="1184205" table:style-name="ce6">
            <text:p>1.184.205</text:p>
          </table:table-cell>
          <table:table-cell office:value-type="percentage" office:value="0.92233909565664396" table:style-name="ce7">
            <text:p>92,2%</text:p>
          </table:table-cell>
          <table:table-cell office:value-type="float" office:value="727890" table:style-name="ce5">
            <text:p>727.890</text:p>
          </table:table-cell>
          <table:table-cell office:value-type="float" office:value="508734" table:style-name="ce5">
            <text:p>508.734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766085" table:style-name="ce5">
            <text:p>766.085</text:p>
          </table:table-cell>
          <table:table-cell office:value-type="float" office:value="100000" table:style-name="ce5">
            <text:p>100.000</text:p>
          </table:table-cell>
          <table:table-cell office:value-type="float" office:value="175400" table:style-name="ce5">
            <text:p>175.400</text:p>
          </table:table-cell>
          <table:table-cell office:value-type="float" office:value="36100" table:style-name="ce5">
            <text:p>36.100</text:p>
          </table:table-cell>
          <table:table-cell office:value-type="float" office:value="1077585" table:style-name="ce6">
            <text:p>1.077.585</text:p>
          </table:table-cell>
          <table:table-cell office:value-type="float" office:value="1060023" table:style-name="ce6">
            <text:p>1.060.023</text:p>
          </table:table-cell>
          <table:table-cell office:value-type="percentage" office:value="0.98370244574673926" table:style-name="ce7">
            <text:p>98,4%</text:p>
          </table:table-cell>
          <table:table-cell office:value-type="float" office:value="661981" table:style-name="ce5">
            <text:p>661.981</text:p>
          </table:table-cell>
          <table:table-cell office:value-type="float" office:value="436871" table:style-name="ce5">
            <text:p>436.871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27480" table:style-name="ce5">
            <text:p>627.480</text:p>
          </table:table-cell>
          <table:table-cell office:value-type="float" office:value="86600" table:style-name="ce5">
            <text:p>86.600</text:p>
          </table:table-cell>
          <table:table-cell office:value-type="float" office:value="201400" table:style-name="ce5">
            <text:p>201.400</text:p>
          </table:table-cell>
          <table:table-cell office:value-type="float" office:value="41300" table:style-name="ce5">
            <text:p>41.300</text:p>
          </table:table-cell>
          <table:table-cell office:value-type="float" office:value="956780" table:style-name="ce6">
            <text:p>956.780</text:p>
          </table:table-cell>
          <table:table-cell office:value-type="float" office:value="881201" table:style-name="ce6">
            <text:p>881.201</text:p>
          </table:table-cell>
          <table:table-cell office:value-type="percentage" office:value="0.92100691904094989" table:style-name="ce7">
            <text:p>92,1%</text:p>
          </table:table-cell>
          <table:table-cell office:value-type="float" office:value="551050" table:style-name="ce5">
            <text:p>551.050</text:p>
          </table:table-cell>
          <table:table-cell office:value-type="float" office:value="372601" table:style-name="ce5">
            <text:p>372.601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194540" table:style-name="ce5">
            <text:p>1.194.540</text:p>
          </table:table-cell>
          <table:table-cell office:value-type="float" office:value="163500" table:style-name="ce5">
            <text:p>163.500</text:p>
          </table:table-cell>
          <table:table-cell office:value-type="float" office:value="374400" table:style-name="ce5">
            <text:p>374.400</text:p>
          </table:table-cell>
          <table:table-cell office:value-type="float" office:value="76900" table:style-name="ce5">
            <text:p>76.900</text:p>
          </table:table-cell>
          <table:table-cell office:value-type="float" office:value="1809340" table:style-name="ce6">
            <text:p>1.809.340</text:p>
          </table:table-cell>
          <table:table-cell office:value-type="float" office:value="1707157" table:style-name="ce6">
            <text:p>1.707.157</text:p>
          </table:table-cell>
          <table:table-cell office:value-type="percentage" office:value="0.94352471066797838" table:style-name="ce7">
            <text:p>94,4%</text:p>
          </table:table-cell>
          <table:table-cell office:value-type="float" office:value="1071131" table:style-name="ce5">
            <text:p>1.071.131</text:p>
          </table:table-cell>
          <table:table-cell office:value-type="float" office:value="716161" table:style-name="ce5">
            <text:p>716.161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92685" table:style-name="ce5">
            <text:p>392.685</text:p>
          </table:table-cell>
          <table:table-cell office:value-type="float" office:value="52100" table:style-name="ce5">
            <text:p>52.100</text:p>
          </table:table-cell>
          <table:table-cell office:value-type="float" office:value="100200" table:style-name="ce5">
            <text:p>100.200</text:p>
          </table:table-cell>
          <table:table-cell office:value-type="float" office:value="20550" table:style-name="ce5">
            <text:p>20.550</text:p>
          </table:table-cell>
          <table:table-cell office:value-type="float" office:value="565535" table:style-name="ce6">
            <text:p>565.535</text:p>
          </table:table-cell>
          <table:table-cell office:value-type="float" office:value="515754" table:style-name="ce6">
            <text:p>515.754</text:p>
          </table:table-cell>
          <table:table-cell office:value-type="percentage" office:value="0.91197538613878892" table:style-name="ce7">
            <text:p>91,2%</text:p>
          </table:table-cell>
          <table:table-cell office:value-type="float" office:value="319462" table:style-name="ce5">
            <text:p>319.462</text:p>
          </table:table-cell>
          <table:table-cell office:value-type="float" office:value="210447" table:style-name="ce5">
            <text:p>210.447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793325" table:style-name="ce5">
            <text:p>1.793.325</text:p>
          </table:table-cell>
          <table:table-cell office:value-type="float" office:value="242600" table:style-name="ce5">
            <text:p>242.600</text:p>
          </table:table-cell>
          <table:table-cell office:value-type="float" office:value="411900" table:style-name="ce5">
            <text:p>411.900</text:p>
          </table:table-cell>
          <table:table-cell office:value-type="float" office:value="84650" table:style-name="ce5">
            <text:p>84.650</text:p>
          </table:table-cell>
          <table:table-cell office:value-type="float" office:value="2532475" table:style-name="ce6">
            <text:p>2.532.475</text:p>
          </table:table-cell>
          <table:table-cell office:value-type="float" office:value="2286919" table:style-name="ce6">
            <text:p>2.286.919</text:p>
          </table:table-cell>
          <table:table-cell office:value-type="percentage" office:value="0.9030371474545652" table:style-name="ce7">
            <text:p>90,3%</text:p>
          </table:table-cell>
          <table:table-cell office:value-type="float" office:value="1406913" table:style-name="ce5">
            <text:p>1.406.913</text:p>
          </table:table-cell>
          <table:table-cell office:value-type="float" office:value="976566" table:style-name="ce5">
            <text:p>976.566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291545" table:style-name="ce5">
            <text:p>1.291.545</text:p>
          </table:table-cell>
          <table:table-cell office:value-type="float" office:value="174300" table:style-name="ce5">
            <text:p>174.300</text:p>
          </table:table-cell>
          <table:table-cell office:value-type="float" office:value="350900" table:style-name="ce5">
            <text:p>350.900</text:p>
          </table:table-cell>
          <table:table-cell office:value-type="float" office:value="72375" table:style-name="ce5">
            <text:p>72.375</text:p>
          </table:table-cell>
          <table:table-cell office:value-type="float" office:value="1889120" table:style-name="ce6">
            <text:p>1.889.120</text:p>
          </table:table-cell>
          <table:table-cell office:value-type="float" office:value="1770107" table:style-name="ce6">
            <text:p>1.770.107</text:p>
          </table:table-cell>
          <table:table-cell office:value-type="percentage" office:value="0.93700082578131616" table:style-name="ce7">
            <text:p>93,7%</text:p>
          </table:table-cell>
          <table:table-cell office:value-type="float" office:value="1114701" table:style-name="ce5">
            <text:p>1.114.701</text:p>
          </table:table-cell>
          <table:table-cell office:value-type="float" office:value="721183" table:style-name="ce5">
            <text:p>721.183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723910" table:style-name="ce5">
            <text:p>4.723.910</text:p>
          </table:table-cell>
          <table:table-cell office:value-type="float" office:value="644000" table:style-name="ce5">
            <text:p>644.000</text:p>
          </table:table-cell>
          <table:table-cell office:value-type="float" office:value="1338100" table:style-name="ce5">
            <text:p>1.338.100</text:p>
          </table:table-cell>
          <table:table-cell office:value-type="float" office:value="274850" table:style-name="ce5">
            <text:p>274.850</text:p>
          </table:table-cell>
          <table:table-cell office:value-type="float" office:value="6980860" table:style-name="ce6">
            <text:p>6.980.860</text:p>
          </table:table-cell>
          <table:table-cell office:value-type="float" office:value="6378128" table:style-name="ce6">
            <text:p>6.378.128</text:p>
          </table:table-cell>
          <table:table-cell office:value-type="percentage" office:value="0.91365934856163855" table:style-name="ce7">
            <text:p>91,4%</text:p>
          </table:table-cell>
          <table:table-cell office:value-type="float" office:value="4007571" table:style-name="ce5">
            <text:p>4.007.571</text:p>
          </table:table-cell>
          <table:table-cell office:value-type="float" office:value="2530165" table:style-name="ce5">
            <text:p>2.530.165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000070" table:style-name="ce5">
            <text:p>3.000.070</text:p>
          </table:table-cell>
          <table:table-cell office:value-type="float" office:value="407600" table:style-name="ce5">
            <text:p>407.600</text:p>
          </table:table-cell>
          <table:table-cell office:value-type="float" office:value="869800" table:style-name="ce5">
            <text:p>869.800</text:p>
          </table:table-cell>
          <table:table-cell office:value-type="float" office:value="178800" table:style-name="ce5">
            <text:p>178.800</text:p>
          </table:table-cell>
          <table:table-cell office:value-type="float" office:value="4456270" table:style-name="ce6">
            <text:p>4.456.270</text:p>
          </table:table-cell>
          <table:table-cell office:value-type="float" office:value="3926206" table:style-name="ce6">
            <text:p>3.926.206</text:p>
          </table:table-cell>
          <table:table-cell office:value-type="percentage" office:value="0.8810520906498035" table:style-name="ce7">
            <text:p>88,1%</text:p>
          </table:table-cell>
          <table:table-cell office:value-type="float" office:value="2461411" table:style-name="ce5">
            <text:p>2.461.411</text:p>
          </table:table-cell>
          <table:table-cell office:value-type="float" office:value="1609750" table:style-name="ce5">
            <text:p>1.609.750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715535" table:style-name="ce5">
            <text:p>715.535</text:p>
          </table:table-cell>
          <table:table-cell office:value-type="float" office:value="94300" table:style-name="ce5">
            <text:p>94.300</text:p>
          </table:table-cell>
          <table:table-cell office:value-type="float" office:value="183000" table:style-name="ce5">
            <text:p>183.000</text:p>
          </table:table-cell>
          <table:table-cell office:value-type="float" office:value="37600" table:style-name="ce5">
            <text:p>37.600</text:p>
          </table:table-cell>
          <table:table-cell office:value-type="float" office:value="1030435" table:style-name="ce6">
            <text:p>1.030.435</text:p>
          </table:table-cell>
          <table:table-cell office:value-type="float" office:value="990850" table:style-name="ce6">
            <text:p>990.850</text:p>
          </table:table-cell>
          <table:table-cell office:value-type="percentage" office:value="0.96158418531979217" table:style-name="ce7">
            <text:p>96,2%</text:p>
          </table:table-cell>
          <table:table-cell office:value-type="float" office:value="609121" table:style-name="ce5">
            <text:p>609.121</text:p>
          </table:table-cell>
          <table:table-cell office:value-type="float" office:value="428526" table:style-name="ce5">
            <text:p>428.526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930615" table:style-name="ce5">
            <text:p>1.930.615</text:p>
          </table:table-cell>
          <table:table-cell office:value-type="float" office:value="253000" table:style-name="ce5">
            <text:p>253.000</text:p>
          </table:table-cell>
          <table:table-cell office:value-type="float" office:value="464800" table:style-name="ce5">
            <text:p>464.800</text:p>
          </table:table-cell>
          <table:table-cell office:value-type="float" office:value="95700" table:style-name="ce5">
            <text:p>95.700</text:p>
          </table:table-cell>
          <table:table-cell office:value-type="float" office:value="2744115" table:style-name="ce6">
            <text:p>2.744.115</text:p>
          </table:table-cell>
          <table:table-cell office:value-type="float" office:value="2659506" table:style-name="ce6">
            <text:p>2.659.506</text:p>
          </table:table-cell>
          <table:table-cell office:value-type="percentage" office:value="0.96916710852132659" table:style-name="ce7">
            <text:p>96,9%</text:p>
          </table:table-cell>
          <table:table-cell office:value-type="float" office:value="1608182" table:style-name="ce5">
            <text:p>1.608.182</text:p>
          </table:table-cell>
          <table:table-cell office:value-type="float" office:value="1163312" table:style-name="ce5">
            <text:p>1.163.312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10665" table:style-name="ce5">
            <text:p>210.665</text:p>
          </table:table-cell>
          <table:table-cell office:value-type="float" office:value="27900" table:style-name="ce5">
            <text:p>27.900</text:p>
          </table:table-cell>
          <table:table-cell office:value-type="float" office:value="54900" table:style-name="ce5">
            <text:p>54.900</text:p>
          </table:table-cell>
          <table:table-cell office:value-type="float" office:value="11300" table:style-name="ce5">
            <text:p>11.300</text:p>
          </table:table-cell>
          <table:table-cell office:value-type="float" office:value="304765" table:style-name="ce6">
            <text:p>304.765</text:p>
          </table:table-cell>
          <table:table-cell office:value-type="float" office:value="274763" table:style-name="ce6">
            <text:p>274.763</text:p>
          </table:table-cell>
          <table:table-cell office:value-type="percentage" office:value="0.90155693731235542" table:style-name="ce7">
            <text:p>90,2%</text:p>
          </table:table-cell>
          <table:table-cell office:value-type="float" office:value="163814" table:style-name="ce5">
            <text:p>163.814</text:p>
          </table:table-cell>
          <table:table-cell office:value-type="float" office:value="124448" table:style-name="ce5">
            <text:p>124.448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984945" table:style-name="ce5">
            <text:p>3.984.945</text:p>
          </table:table-cell>
          <table:table-cell office:value-type="float" office:value="545400" table:style-name="ce5">
            <text:p>545.400</text:p>
          </table:table-cell>
          <table:table-cell office:value-type="float" office:value="1166300" table:style-name="ce5">
            <text:p>1.166.300</text:p>
          </table:table-cell>
          <table:table-cell office:value-type="float" office:value="239600" table:style-name="ce5">
            <text:p>239.600</text:p>
          </table:table-cell>
          <table:table-cell office:value-type="float" office:value="5936245" table:style-name="ce6">
            <text:p>5.936.245</text:p>
          </table:table-cell>
          <table:table-cell office:value-type="float" office:value="5066397" table:style-name="ce6">
            <text:p>5.066.397</text:p>
          </table:table-cell>
          <table:table-cell office:value-type="percentage" office:value="0.85346831203900786" table:style-name="ce7">
            <text:p>85,3%</text:p>
          </table:table-cell>
          <table:table-cell office:value-type="float" office:value="3090970" table:style-name="ce5">
            <text:p>3.090.970</text:p>
          </table:table-cell>
          <table:table-cell office:value-type="float" office:value="2267227" table:style-name="ce5">
            <text:p>2.267.227</text:p>
          </table:table-cell>
          <table:table-cell office:value-type="date" office:date-value="2021-06-26T00:00:00" table:style-name="ce8">
            <text:p>26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866525" table:style-name="ce5">
            <text:p>866.525</text:p>
          </table:table-cell>
          <table:table-cell office:value-type="float" office:value="117800" table:style-name="ce5">
            <text:p>117.800</text:p>
          </table:table-cell>
          <table:table-cell office:value-type="float" office:value="259900" table:style-name="ce5">
            <text:p>259.900</text:p>
          </table:table-cell>
          <table:table-cell office:value-type="float" office:value="53400" table:style-name="ce5">
            <text:p>53.400</text:p>
          </table:table-cell>
          <table:table-cell office:value-type="float" office:value="1297625" table:style-name="ce6">
            <text:p>1.297.625</text:p>
          </table:table-cell>
          <table:table-cell office:value-type="float" office:value="1188020" table:style-name="ce6">
            <text:p>1.188.020</text:p>
          </table:table-cell>
          <table:table-cell office:value-type="percentage" office:value="0.91553414892592233" table:style-name="ce7">
            <text:p>91,6%</text:p>
          </table:table-cell>
          <table:table-cell office:value-type="float" office:value="744062" table:style-name="ce5">
            <text:p>744.062</text:p>
          </table:table-cell>
          <table:table-cell office:value-type="float" office:value="488059" table:style-name="ce5">
            <text:p>488.059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414915" table:style-name="ce5">
            <text:p>414.915</text:p>
          </table:table-cell>
          <table:table-cell office:value-type="float" office:value="56000" table:style-name="ce5">
            <text:p>56.000</text:p>
          </table:table-cell>
          <table:table-cell office:value-type="float" office:value="113700" table:style-name="ce5">
            <text:p>113.700</text:p>
          </table:table-cell>
          <table:table-cell office:value-type="float" office:value="23350" table:style-name="ce5">
            <text:p>23.350</text:p>
          </table:table-cell>
          <table:table-cell office:value-type="float" office:value="607965" table:style-name="ce6">
            <text:p>607.965</text:p>
          </table:table-cell>
          <table:table-cell office:value-type="float" office:value="577888" table:style-name="ce6">
            <text:p>577.888</text:p>
          </table:table-cell>
          <table:table-cell office:value-type="percentage" office:value="0.95052840212841194" table:style-name="ce7">
            <text:p>95,1%</text:p>
          </table:table-cell>
          <table:table-cell office:value-type="float" office:value="362759" table:style-name="ce5">
            <text:p>362.759</text:p>
          </table:table-cell>
          <table:table-cell office:value-type="float" office:value="248136" table:style-name="ce5">
            <text:p>248.136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458810" table:style-name="ce5">
            <text:p>1.458.810</text:p>
          </table:table-cell>
          <table:table-cell office:value-type="float" office:value="193800" table:style-name="ce5">
            <text:p>193.800</text:p>
          </table:table-cell>
          <table:table-cell office:value-type="float" office:value="380800" table:style-name="ce5">
            <text:p>380.800</text:p>
          </table:table-cell>
          <table:table-cell office:value-type="float" office:value="78550" table:style-name="ce5">
            <text:p>78.550</text:p>
          </table:table-cell>
          <table:table-cell office:value-type="float" office:value="2111960" table:style-name="ce6">
            <text:p>2.111.960</text:p>
          </table:table-cell>
          <table:table-cell office:value-type="float" office:value="1996988" table:style-name="ce6">
            <text:p>1.996.988</text:p>
          </table:table-cell>
          <table:table-cell office:value-type="percentage" office:value="0.94556146896721527" table:style-name="ce7">
            <text:p>94,6%</text:p>
          </table:table-cell>
          <table:table-cell office:value-type="float" office:value="1237533" table:style-name="ce5">
            <text:p>1.237.533</text:p>
          </table:table-cell>
          <table:table-cell office:value-type="float" office:value="866532" table:style-name="ce5">
            <text:p>866.532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44100" table:style-name="ce5">
            <text:p>44.100</text:p>
          </table:table-cell>
          <table:table-cell office:value-type="float" office:value="6300" table:style-name="ce5">
            <text:p>6.300</text:p>
          </table:table-cell>
          <table:table-cell office:value-type="float" office:value="15100" table:style-name="ce5">
            <text:p>15.100</text:p>
          </table:table-cell>
          <table:table-cell office:value-type="float" office:value="2950" table:style-name="ce5">
            <text:p>2.950</text:p>
          </table:table-cell>
          <table:table-cell office:value-type="float" office:value="68450" table:style-name="ce6">
            <text:p>68.450</text:p>
          </table:table-cell>
          <table:table-cell office:value-type="float" office:value="66860" table:style-name="ce6">
            <text:p>66.860</text:p>
          </table:table-cell>
          <table:table-cell office:value-type="percentage" office:value="0.97677136596055514" table:style-name="ce7">
            <text:p>97,7%</text:p>
          </table:table-cell>
          <table:table-cell office:value-type="float" office:value="41581" table:style-name="ce5">
            <text:p>41.581</text:p>
          </table:table-cell>
          <table:table-cell office:value-type="float" office:value="29109" table:style-name="ce5">
            <text:p>29.109</text:p>
          </table:table-cell>
          <table:table-cell office:value-type="date" office:date-value="2021-06-25T00:00:00" table:style-name="ce8">
            <text:p>25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44100" table:style-name="ce5">
            <text:p>44.100</text:p>
          </table:table-cell>
          <table:table-cell office:value-type="float" office:value="6200" table:style-name="ce5">
            <text:p>6.200</text:p>
          </table:table-cell>
          <table:table-cell office:value-type="float" office:value="15100" table:style-name="ce5">
            <text:p>15.100</text:p>
          </table:table-cell>
          <table:table-cell office:value-type="float" office:value="2950" table:style-name="ce5">
            <text:p>2.950</text:p>
          </table:table-cell>
          <table:table-cell office:value-type="float" office:value="68350" table:style-name="ce6">
            <text:p>68.350</text:p>
          </table:table-cell>
          <table:table-cell office:value-type="float" office:value="60041" table:style-name="ce6">
            <text:p>60.041</text:p>
          </table:table-cell>
          <table:table-cell office:value-type="percentage" office:value="0.87843452816386247" table:style-name="ce7">
            <text:p>87,8%</text:p>
          </table:table-cell>
          <table:table-cell office:value-type="float" office:value="36299" table:style-name="ce5">
            <text:p>36.299</text:p>
          </table:table-cell>
          <table:table-cell office:value-type="float" office:value="28371" table:style-name="ce5">
            <text:p>28.371</text:p>
          </table:table-cell>
          <table:table-cell office:value-type="date" office:date-value="2021-06-25T00:00:00" table:style-name="ce8">
            <text:p>25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6392" table:style-name="ce5">
            <text:p>46.39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70792" table:style-name="ce6">
            <text:p>170.792</text:p>
          </table:table-cell>
          <table:table-cell office:value-type="float" office:value="130142" table:style-name="ce6">
            <text:p>130.142</text:p>
          </table:table-cell>
          <table:table-cell office:value-type="percentage" office:value="0.76199119396693049" table:style-name="ce7">
            <text:p>76,2%</text:p>
          </table:table-cell>
          <table:table-cell office:value-type="float" office:value="81500" table:style-name="ce5">
            <text:p>81.500</text:p>
          </table:table-cell>
          <table:table-cell office:value-type="float" office:value="49301" table:style-name="ce5">
            <text:p>49.301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2360" table:style-name="ce5">
            <text:p>2.360</text:p>
          </table:table-cell>
          <table:table-cell office:value-type="float" office:value="0" table:style-name="ce5">
            <text:p>0</text:p>
          </table:table-cell>
          <table:table-cell office:value-type="float" office:value="1500" table:style-name="ce5">
            <text:p>1.500</text:p>
          </table:table-cell>
          <table:table-cell office:value-type="float" office:value="3860" table:style-name="ce6">
            <text:p>3.860</text:p>
          </table:table-cell>
          <table:table-cell office:value-type="float" office:value="660" table:style-name="ce6">
            <text:p>660</text:p>
          </table:table-cell>
          <table:table-cell office:value-type="percentage" office:value="0.17098445595854922" table:style-name="ce7">
            <text:p>17,1%</text:p>
          </table:table-cell>
          <table:table-cell office:value-type="float" office:value="660" table:style-name="ce5">
            <text:p>660</text:p>
          </table:table-cell>
          <table:table-cell office:value-type="float" office:value="5" table:style-name="ce5">
            <text:p>5</text:p>
          </table:table-cell>
          <table:table-cell office:value-type="date" office:date-value="2021-06-25T00:00:00" table:style-name="ce8">
            <text:p>25/06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9348457" table:style-name="ce11">
            <text:p>29.348.457</text:p>
          </table:table-cell>
          <table:table-cell office:value-type="float" office:value="3982460" table:style-name="ce12">
            <text:p>3.982.460</text:p>
          </table:table-cell>
          <table:table-cell office:value-type="float" office:value="8266300" table:style-name="ce13">
            <text:p>8.266.300</text:p>
          </table:table-cell>
          <table:table-cell office:value-type="float" office:value="1680525" table:style-name="ce14">
            <text:p>1.680.525</text:p>
          </table:table-cell>
          <table:table-cell office:value-type="float" office:value="43277742" table:style-name="ce15">
            <text:p>43.277.742</text:p>
          </table:table-cell>
          <table:table-cell office:value-type="float" office:value="39914204" table:style-name="ce15">
            <text:p>39.914.204</text:p>
          </table:table-cell>
          <table:table-cell office:value-type="percentage" office:value="0.9222801873535823" table:style-name="ce16">
            <text:p>92,2%</text:p>
          </table:table-cell>
          <table:table-cell office:value-type="float" office:value="24792784" table:style-name="ce15">
            <text:p>24.792.784</text:p>
          </table:table-cell>
          <table:table-cell office:value-type="float" office:value="16609913" table:style-name="ce15">
            <text:p>16.609.913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077220" table:style-name="ce23">
            <text:p>4.077.220</text:p>
          </table:table-cell>
          <table:table-cell office:value-type="percentage" office:value="0.88057502744494331" table:style-name="ce24">
            <text:p>88,1%</text:p>
          </table:table-cell>
          <table:table-cell office:value-type="float" office:value="2351263" table:style-name="ce23">
            <text:p>2.351.263</text:p>
          </table:table-cell>
          <table:table-cell office:value-type="percentage" office:value="0.50781254893169359" table:style-name="ce24">
            <text:p>50,8%</text:p>
          </table:table-cell>
          <table:table-cell office:value-type="date" office:date-value="2021-06-27T00:00:00" table:style-name="ce25">
            <text:p>27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681239" table:style-name="ce5">
            <text:p>681.239</text:p>
          </table:table-cell>
          <table:table-cell office:value-type="percentage" office:value="0.86524338975128856" table:style-name="ce26">
            <text:p>86,5%</text:p>
          </table:table-cell>
          <table:table-cell office:value-type="float" office:value="412259" table:style-name="ce5">
            <text:p>412.259</text:p>
          </table:table-cell>
          <table:table-cell office:value-type="percentage" office:value="0.52361120636880221" table:style-name="ce26">
            <text:p>52,4%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15466" table:style-name="ce5">
            <text:p>615.466</text:p>
          </table:table-cell>
          <table:table-cell office:value-type="percentage" office:value="0.90996133744354013" table:style-name="ce26">
            <text:p>91,0%</text:p>
          </table:table-cell>
          <table:table-cell office:value-type="float" office:value="370967" table:style-name="ce5">
            <text:p>370.967</text:p>
          </table:table-cell>
          <table:table-cell office:value-type="percentage" office:value="0.54847160926422867" table:style-name="ce26">
            <text:p>54,8%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488920" table:style-name="ce5">
            <text:p>488.920</text:p>
          </table:table-cell>
          <table:table-cell office:value-type="percentage" office:value="0.7895255289394727" table:style-name="ce26">
            <text:p>79,0%</text:p>
          </table:table-cell>
          <table:table-cell office:value-type="float" office:value="272482" table:style-name="ce5">
            <text:p>272.482</text:p>
          </table:table-cell>
          <table:table-cell office:value-type="percentage" office:value="0.44001369380775057" table:style-name="ce26">
            <text:p>44,0%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957466" table:style-name="ce5">
            <text:p>957.466</text:p>
          </table:table-cell>
          <table:table-cell office:value-type="percentage" office:value="0.78590653331089766" table:style-name="ce26">
            <text:p>78,6%</text:p>
          </table:table-cell>
          <table:table-cell office:value-type="float" office:value="556739" table:style-name="ce5">
            <text:p>556.739</text:p>
          </table:table-cell>
          <table:table-cell office:value-type="percentage" office:value="0.4569820938278496" table:style-name="ce26">
            <text:p>45,7%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04146" table:style-name="ce5">
            <text:p>304.146</text:p>
          </table:table-cell>
          <table:table-cell office:value-type="percentage" office:value="0.84676462891092641" table:style-name="ce26">
            <text:p>84,7%</text:p>
          </table:table-cell>
          <table:table-cell office:value-type="float" office:value="181904" table:style-name="ce5">
            <text:p>181.904</text:p>
          </table:table-cell>
          <table:table-cell office:value-type="percentage" office:value="0.50643399241618547" table:style-name="ce26">
            <text:p>50,6%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338003" table:style-name="ce5">
            <text:p>1.338.003</text:p>
          </table:table-cell>
          <table:table-cell office:value-type="percentage" office:value="0.87330055961600972" table:style-name="ce26">
            <text:p>87,3%</text:p>
          </table:table-cell>
          <table:table-cell office:value-type="float" office:value="850342" table:style-name="ce5">
            <text:p>850.342</text:p>
          </table:table-cell>
          <table:table-cell office:value-type="percentage" office:value="0.55500932693349481" table:style-name="ce26">
            <text:p>55,5%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21914" table:style-name="ce5">
            <text:p>1.021.914</text:p>
          </table:table-cell>
          <table:table-cell office:value-type="percentage" office:value="0.88798615250664303" table:style-name="ce26">
            <text:p>88,8%</text:p>
          </table:table-cell>
          <table:table-cell office:value-type="float" office:value="589333" table:style-name="ce5">
            <text:p>589.333</text:p>
          </table:table-cell>
          <table:table-cell office:value-type="percentage" office:value="0.51209743991685941" table:style-name="ce26">
            <text:p>51,2%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617345" table:style-name="ce5">
            <text:p>3.617.345</text:p>
          </table:table-cell>
          <table:table-cell office:value-type="percentage" office:value="0.83568339652918366" table:style-name="ce26">
            <text:p>83,6%</text:p>
          </table:table-cell>
          <table:table-cell office:value-type="float" office:value="2074326" table:style-name="ce5">
            <text:p>2.074.326</text:p>
          </table:table-cell>
          <table:table-cell office:value-type="percentage" office:value="0.4792132896333624" table:style-name="ce26">
            <text:p>47,9%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324343" table:style-name="ce5">
            <text:p>2.324.343</text:p>
          </table:table-cell>
          <table:table-cell office:value-type="percentage" office:value="0.80176216772224485" table:style-name="ce26">
            <text:p>80,2%</text:p>
          </table:table-cell>
          <table:table-cell office:value-type="float" office:value="1405301" table:style-name="ce5">
            <text:p>1.405.301</text:p>
          </table:table-cell>
          <table:table-cell office:value-type="percentage" office:value="0.48474651807510272" table:style-name="ce26">
            <text:p>48,5%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75903" table:style-name="ce5">
            <text:p>575.903</text:p>
          </table:table-cell>
          <table:table-cell office:value-type="percentage" office:value="0.92605581712462692" table:style-name="ce26">
            <text:p>92,6%</text:p>
          </table:table-cell>
          <table:table-cell office:value-type="float" office:value="364529" table:style-name="ce5">
            <text:p>364.529</text:p>
          </table:table-cell>
          <table:table-cell office:value-type="percentage" office:value="0.58616503293197486" table:style-name="ce26">
            <text:p>58,6%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548042" table:style-name="ce5">
            <text:p>1.548.042</text:p>
          </table:table-cell>
          <table:table-cell office:value-type="percentage" office:value="0.89997157143679352" table:style-name="ce26">
            <text:p>90,0%</text:p>
          </table:table-cell>
          <table:table-cell office:value-type="float" office:value="1035264" table:style-name="ce5">
            <text:p>1.035.264</text:p>
          </table:table-cell>
          <table:table-cell office:value-type="percentage" office:value="0.60186233250256815" table:style-name="ce26">
            <text:p>60,2%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54737" table:style-name="ce5">
            <text:p>154.737</text:p>
          </table:table-cell>
          <table:table-cell office:value-type="percentage" office:value="0.82018541192933359" table:style-name="ce26">
            <text:p>82,0%</text:p>
          </table:table-cell>
          <table:table-cell office:value-type="float" office:value="107254" table:style-name="ce5">
            <text:p>107.254</text:p>
          </table:table-cell>
          <table:table-cell office:value-type="percentage" office:value="0.56850117406353196" table:style-name="ce26">
            <text:p>56,9%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2874685" table:style-name="ce5">
            <text:p>2.874.685</text:p>
          </table:table-cell>
          <table:table-cell office:value-type="percentage" office:value="0.77022222341303437" table:style-name="ce26">
            <text:p>77,0%</text:p>
          </table:table-cell>
          <table:table-cell office:value-type="float" office:value="1866025" table:style-name="ce5">
            <text:p>1.866.025</text:p>
          </table:table-cell>
          <table:table-cell office:value-type="percentage" office:value="0.49996918773511095" table:style-name="ce26">
            <text:p>50,0%</text:p>
          </table:table-cell>
          <table:table-cell office:value-type="date" office:date-value="2021-06-26T00:00:00" table:style-name="ce8">
            <text:p>26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690180" table:style-name="ce5">
            <text:p>690.180</text:p>
          </table:table-cell>
          <table:table-cell office:value-type="percentage" office:value="0.87698477239921113" table:style-name="ce26">
            <text:p>87,7%</text:p>
          </table:table-cell>
          <table:table-cell office:value-type="float" office:value="383246" table:style-name="ce5">
            <text:p>383.246</text:p>
          </table:table-cell>
          <table:table-cell office:value-type="percentage" office:value="0.48697572529326855" table:style-name="ce26">
            <text:p>48,7%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38662" table:style-name="ce5">
            <text:p>338.662</text:p>
          </table:table-cell>
          <table:table-cell office:value-type="percentage" office:value="0.90190094221540462" table:style-name="ce26">
            <text:p>90,2%</text:p>
          </table:table-cell>
          <table:table-cell office:value-type="float" office:value="201510" table:style-name="ce5">
            <text:p>201.510</text:p>
          </table:table-cell>
          <table:table-cell office:value-type="percentage" office:value="0.53664733234264894" table:style-name="ce26">
            <text:p>53,7%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167032" table:style-name="ce5">
            <text:p>1.167.032</text:p>
          </table:table-cell>
          <table:table-cell office:value-type="percentage" office:value="0.8623856465128652" table:style-name="ce26">
            <text:p>86,2%</text:p>
          </table:table-cell>
          <table:table-cell office:value-type="float" office:value="743019" table:style-name="ce5">
            <text:p>743.019</text:p>
          </table:table-cell>
          <table:table-cell office:value-type="percentage" office:value="0.54905856967618938" table:style-name="ce26">
            <text:p>54,9%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306" table:style-name="ce5">
            <text:p>32.306</text:p>
          </table:table-cell>
          <table:table-cell office:value-type="percentage" office:value="0.82882651752270509" table:style-name="ce26">
            <text:p>82,9%</text:p>
          </table:table-cell>
          <table:table-cell office:value-type="float" office:value="18711" table:style-name="ce5">
            <text:p>18.711</text:p>
          </table:table-cell>
          <table:table-cell office:value-type="percentage" office:value="0.4800400225768382" table:style-name="ce26">
            <text:p>48,0%</text:p>
          </table:table-cell>
          <table:table-cell office:value-type="date" office:date-value="2021-06-25T00:00:00" table:style-name="ce8">
            <text:p>25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29268" table:style-name="ce5">
            <text:p>29.268</text:p>
          </table:table-cell>
          <table:table-cell office:value-type="percentage" office:value="0.78624580255204835" table:style-name="ce26">
            <text:p>78,6%</text:p>
          </table:table-cell>
          <table:table-cell office:value-type="float" office:value="17540" table:style-name="ce5">
            <text:p>17.540</text:p>
          </table:table-cell>
          <table:table-cell office:value-type="percentage" office:value="0.47118871725990596" table:style-name="ce26">
            <text:p>47,1%</text:p>
          </table:table-cell>
          <table:table-cell office:value-type="date" office:date-value="2021-06-25T00:00:00" table:style-name="ce8">
            <text:p>25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2251" table:style-name="ce5">
            <text:p>32.251</text:p>
          </table:table-cell>
          <table:table-cell office:value-type="string" table:style-name="ce26">
            <text:p>-</text:p>
          </table:table-cell>
          <table:table-cell office:value-type="float" office:value="8207" table:style-name="ce5">
            <text:p>8.207</text:p>
          </table:table-cell>
          <table:table-cell office:value-type="string" table:style-name="ce26">
            <text:p>-</text:p>
          </table:table-cell>
          <table:table-cell office:value-type="date" office:date-value="2021-06-27T00:00:00" table:style-name="ce8">
            <text:p>27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281" table:style-name="ce5">
            <text:p>281</text:p>
          </table:table-cell>
          <table:table-cell office:value-type="string" table:style-name="ce26">
            <text:p>-</text:p>
          </table:table-cell>
          <table:table-cell office:value-type="float" office:value="2" table:style-name="ce5">
            <text:p>2</text:p>
          </table:table-cell>
          <table:table-cell office:value-type="string" table:style-name="ce26">
            <text:p>-</text:p>
          </table:table-cell>
          <table:table-cell office:value-type="date" office:date-value="2021-06-25T00:00:00" table:style-name="ce8">
            <text:p>25/06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2869409" table:style-name="ce15">
            <text:p>22.869.409</text:p>
          </table:table-cell>
          <table:table-cell office:value-type="percentage" office:value="0.84525895049611366" table:style-name="ce16">
            <text:p>84,5%</text:p>
          </table:table-cell>
          <table:table-cell office:value-type="float" office:value="13810223" table:style-name="ce15">
            <text:p>13.810.223</text:p>
          </table:table-cell>
          <table:table-cell office:value-type="percentage" office:value="0.510429220059744" table:style-name="ce16">
            <text:p>51,0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1579" table:style-name="ce35">
            <text:p>431.579</text:p>
          </table:table-cell>
          <table:table-cell office:value-type="percentage" office:value="1" table:style-name="ce36">
            <text:p>100,0%</text:p>
          </table:table-cell>
          <table:table-cell office:value-type="float" office:value="647314" table:style-name="ce35">
            <text:p>647.314</text:p>
          </table:table-cell>
          <table:table-cell office:value-type="percentage" office:value="0.9952843025857151" table:style-name="ce36">
            <text:p>99,5%</text:p>
          </table:table-cell>
          <table:table-cell office:value-type="float" office:value="877494" table:style-name="ce35">
            <text:p>877.494</text:p>
          </table:table-cell>
          <table:table-cell office:value-type="percentage" office:value="0.95780917254545395" table:style-name="ce36">
            <text:p>95,8%</text:p>
          </table:table-cell>
          <table:table-cell office:value-type="float" office:value="1129054" table:style-name="ce35">
            <text:p>1.129.054</text:p>
          </table:table-cell>
          <table:table-cell office:value-type="percentage" office:value="0.8925179898199318" table:style-name="ce36">
            <text:p>89,3%</text:p>
          </table:table-cell>
          <table:table-cell office:value-type="float" office:value="991779" table:style-name="ce35">
            <text:p>991.779</text:p>
          </table:table-cell>
          <table:table-cell office:value-type="percentage" office:value="0.71602698406051779" table:style-name="ce36">
            <text:p>71,6%</text:p>
          </table:table-cell>
          <table:table-cell office:value-type="float" office:value="305936" table:style-name="ce35">
            <text:p>305.936</text:p>
          </table:table-cell>
          <table:table-cell office:value-type="percentage" office:value="0.26831383850617907" table:style-name="ce36">
            <text:p>26,8%</text:p>
          </table:table-cell>
          <table:table-cell office:value-type="float" office:value="105733" table:style-name="ce35">
            <text:p>105.733</text:p>
          </table:table-cell>
          <table:table-cell office:value-type="percentage" office:value="0.11385397643086041" table:style-name="ce36">
            <text:p>11,4%</text:p>
          </table:table-cell>
          <table:table-cell office:value-type="float" office:value="5304" table:style-name="ce35">
            <text:p>5.304</text:p>
          </table:table-cell>
          <table:table-cell office:value-type="percentage" office:value="7.0446947630982311E-3" table:style-name="ce36">
            <text:p>0,7%</text:p>
          </table:table-cell>
          <table:table-cell office:value-type="float" office:value="4494193" table:style-name="ce35">
            <text:p>4.494.19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0308750364836172" table:style-name="ce36">
            <text:p>60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701" table:style-name="ce38">
            <text:p>100.701</text:p>
          </table:table-cell>
          <table:table-cell office:value-type="percentage" office:value="1" table:style-name="ce39">
            <text:p>100,0%</text:p>
          </table:table-cell>
          <table:table-cell office:value-type="float" office:value="118002" table:style-name="ce38">
            <text:p>118.002</text:p>
          </table:table-cell>
          <table:table-cell office:value-type="percentage" office:value="0.99198856710520789" table:style-name="ce39">
            <text:p>99,2%</text:p>
          </table:table-cell>
          <table:table-cell office:value-type="float" office:value="148155" table:style-name="ce38">
            <text:p>148.155</text:p>
          </table:table-cell>
          <table:table-cell office:value-type="percentage" office:value="0.94748252508521624" table:style-name="ce39">
            <text:p>94,7%</text:p>
          </table:table-cell>
          <table:table-cell office:value-type="float" office:value="172075" table:style-name="ce38">
            <text:p>172.075</text:p>
          </table:table-cell>
          <table:table-cell office:value-type="percentage" office:value="0.86789969031503134" table:style-name="ce39">
            <text:p>86,8%</text:p>
          </table:table-cell>
          <table:table-cell office:value-type="float" office:value="142306" table:style-name="ce38">
            <text:p>142.306</text:p>
          </table:table-cell>
          <table:table-cell office:value-type="percentage" office:value="0.66206389600963977" table:style-name="ce39">
            <text:p>66,2%</text:p>
          </table:table-cell>
          <table:table-cell office:value-type="float" office:value="27883" table:style-name="ce38">
            <text:p>27.883</text:p>
          </table:table-cell>
          <table:table-cell office:value-type="percentage" office:value="0.16972231352641126" table:style-name="ce39">
            <text:p>17,0%</text:p>
          </table:table-cell>
          <table:table-cell office:value-type="float" office:value="17362" table:style-name="ce38">
            <text:p>17.362</text:p>
          </table:table-cell>
          <table:table-cell office:value-type="percentage" office:value="0.13314315074270902" table:style-name="ce39">
            <text:p>13,3%</text:p>
          </table:table-cell>
          <table:table-cell office:value-type="float" office:value="1406" table:style-name="ce38">
            <text:p>1.406</text:p>
          </table:table-cell>
          <table:table-cell office:value-type="percentage" office:value="1.3636055048540865E-2" table:style-name="ce39">
            <text:p>1,4%</text:p>
          </table:table-cell>
          <table:table-cell office:value-type="float" office:value="727890" table:style-name="ce38">
            <text:p>727.890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141837125590861" table:style-name="ce39">
            <text:p>61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432" table:style-name="ce38">
            <text:p>88.432</text:p>
          </table:table-cell>
          <table:table-cell office:value-type="percentage" office:value="1" table:style-name="ce39">
            <text:p>100,0%</text:p>
          </table:table-cell>
          <table:table-cell office:value-type="float" office:value="113406" table:style-name="ce38">
            <text:p>113.406</text:p>
          </table:table-cell>
          <table:table-cell office:value-type="percentage" office:value="1" table:style-name="ce39">
            <text:p>100,0%</text:p>
          </table:table-cell>
          <table:table-cell office:value-type="float" office:value="141911" table:style-name="ce38">
            <text:p>141.911</text:p>
          </table:table-cell>
          <table:table-cell office:value-type="percentage" office:value="0.94827332745302439" table:style-name="ce39">
            <text:p>94,8%</text:p>
          </table:table-cell>
          <table:table-cell office:value-type="float" office:value="143901" table:style-name="ce38">
            <text:p>143.901</text:p>
          </table:table-cell>
          <table:table-cell office:value-type="percentage" office:value="0.88475514156598722" table:style-name="ce39">
            <text:p>88,5%</text:p>
          </table:table-cell>
          <table:table-cell office:value-type="float" office:value="127816" table:style-name="ce38">
            <text:p>127.816</text:p>
          </table:table-cell>
          <table:table-cell office:value-type="percentage" office:value="0.76539735198481373" table:style-name="ce39">
            <text:p>76,5%</text:p>
          </table:table-cell>
          <table:table-cell office:value-type="float" office:value="35708" table:style-name="ce38">
            <text:p>35.708</text:p>
          </table:table-cell>
          <table:table-cell office:value-type="percentage" office:value="0.31199377899712538" table:style-name="ce39">
            <text:p>31,2%</text:p>
          </table:table-cell>
          <table:table-cell office:value-type="float" office:value="10234" table:style-name="ce38">
            <text:p>10.234</text:p>
          </table:table-cell>
          <table:table-cell office:value-type="percentage" office:value="0.1293625412395242" table:style-name="ce39">
            <text:p>12,9%</text:p>
          </table:table-cell>
          <table:table-cell office:value-type="float" office:value="573" table:style-name="ce38">
            <text:p>573</text:p>
          </table:table-cell>
          <table:table-cell office:value-type="percentage" office:value="8.9531249999999993E-3" table:style-name="ce39">
            <text:p>0,9%</text:p>
          </table:table-cell>
          <table:table-cell office:value-type="float" office:value="661981" table:style-name="ce38">
            <text:p>661.981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0881450049093775" table:style-name="ce39">
            <text:p>70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702" table:style-name="ce38">
            <text:p>50.702</text:p>
          </table:table-cell>
          <table:table-cell office:value-type="percentage" office:value="1" table:style-name="ce39">
            <text:p>100,0%</text:p>
          </table:table-cell>
          <table:table-cell office:value-type="float" office:value="77352" table:style-name="ce38">
            <text:p>77.352</text:p>
          </table:table-cell>
          <table:table-cell office:value-type="percentage" office:value="0.96070346266580553" table:style-name="ce39">
            <text:p>96,1%</text:p>
          </table:table-cell>
          <table:table-cell office:value-type="float" office:value="100465" table:style-name="ce38">
            <text:p>100.465</text:p>
          </table:table-cell>
          <table:table-cell office:value-type="percentage" office:value="0.85698322116163816" table:style-name="ce39">
            <text:p>85,7%</text:p>
          </table:table-cell>
          <table:table-cell office:value-type="float" office:value="132154" table:style-name="ce38">
            <text:p>132.154</text:p>
          </table:table-cell>
          <table:table-cell office:value-type="percentage" office:value="0.79708318003341438" table:style-name="ce39">
            <text:p>79,7%</text:p>
          </table:table-cell>
          <table:table-cell office:value-type="float" office:value="128247" table:style-name="ce38">
            <text:p>128.247</text:p>
          </table:table-cell>
          <table:table-cell office:value-type="percentage" office:value="0.62203888015831443" table:style-name="ce39">
            <text:p>62,2%</text:p>
          </table:table-cell>
          <table:table-cell office:value-type="float" office:value="47742" table:style-name="ce38">
            <text:p>47.742</text:p>
          </table:table-cell>
          <table:table-cell office:value-type="percentage" office:value="0.2620494327257159" table:style-name="ce39">
            <text:p>26,2%</text:p>
          </table:table-cell>
          <table:table-cell office:value-type="float" office:value="13284" table:style-name="ce38">
            <text:p>13.284</text:p>
          </table:table-cell>
          <table:table-cell office:value-type="percentage" office:value="9.6301344043148565E-2" table:style-name="ce39">
            <text:p>9,6%</text:p>
          </table:table-cell>
          <table:table-cell office:value-type="float" office:value="1104" table:style-name="ce38">
            <text:p>1.104</text:p>
          </table:table-cell>
          <table:table-cell office:value-type="percentage" office:value="1.1562630917469627E-2" table:style-name="ce39">
            <text:p>1,2%</text:p>
          </table:table-cell>
          <table:table-cell office:value-type="float" office:value="551050" table:style-name="ce38">
            <text:p>551.050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324838844025368" table:style-name="ce39">
            <text:p>53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428" table:style-name="ce38">
            <text:p>91.428</text:p>
          </table:table-cell>
          <table:table-cell office:value-type="percentage" office:value="1" table:style-name="ce39">
            <text:p>100,0%</text:p>
          </table:table-cell>
          <table:table-cell office:value-type="float" office:value="147729" table:style-name="ce38">
            <text:p>147.729</text:p>
          </table:table-cell>
          <table:table-cell office:value-type="percentage" office:value="0.95598294193398092" table:style-name="ce39">
            <text:p>95,6%</text:p>
          </table:table-cell>
          <table:table-cell office:value-type="float" office:value="208664" table:style-name="ce38">
            <text:p>208.664</text:p>
          </table:table-cell>
          <table:table-cell office:value-type="percentage" office:value="0.88758443502969053" table:style-name="ce39">
            <text:p>88,8%</text:p>
          </table:table-cell>
          <table:table-cell office:value-type="float" office:value="282660" table:style-name="ce38">
            <text:p>282.660</text:p>
          </table:table-cell>
          <table:table-cell office:value-type="percentage" office:value="0.80642032227142013" table:style-name="ce39">
            <text:p>80,6%</text:p>
          </table:table-cell>
          <table:table-cell office:value-type="float" office:value="226985" table:style-name="ce38">
            <text:p>226.985</text:p>
          </table:table-cell>
          <table:table-cell office:value-type="percentage" office:value="0.58512749920087437" table:style-name="ce39">
            <text:p>58,5%</text:p>
          </table:table-cell>
          <table:table-cell office:value-type="float" office:value="83151" table:style-name="ce38">
            <text:p>83.151</text:p>
          </table:table-cell>
          <table:table-cell office:value-type="percentage" office:value="0.26742331169958899" table:style-name="ce39">
            <text:p>26,7%</text:p>
          </table:table-cell>
          <table:table-cell office:value-type="float" office:value="29270" table:style-name="ce38">
            <text:p>29.270</text:p>
          </table:table-cell>
          <table:table-cell office:value-type="percentage" office:value="0.11626706071150515" table:style-name="ce39">
            <text:p>11,6%</text:p>
          </table:table-cell>
          <table:table-cell office:value-type="float" office:value="1244" table:style-name="ce38">
            <text:p>1.244</text:p>
          </table:table-cell>
          <table:table-cell office:value-type="percentage" office:value="6.9189141086892442E-3" table:style-name="ce39">
            <text:p>0,7%</text:p>
          </table:table-cell>
          <table:table-cell office:value-type="float" office:value="1071131" table:style-name="ce38">
            <text:p>1.071.131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4627968343113487" table:style-name="ce39">
            <text:p>5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172" table:style-name="ce38">
            <text:p>42.172</text:p>
          </table:table-cell>
          <table:table-cell office:value-type="percentage" office:value="1" table:style-name="ce39">
            <text:p>100,0%</text:p>
          </table:table-cell>
          <table:table-cell office:value-type="float" office:value="55620" table:style-name="ce38">
            <text:p>55.620</text:p>
          </table:table-cell>
          <table:table-cell office:value-type="percentage" office:value="1" table:style-name="ce39">
            <text:p>100,0%</text:p>
          </table:table-cell>
          <table:table-cell office:value-type="float" office:value="73838" table:style-name="ce38">
            <text:p>73.838</text:p>
          </table:table-cell>
          <table:table-cell office:value-type="percentage" office:value="0.95465770250177773" table:style-name="ce39">
            <text:p>95,5%</text:p>
          </table:table-cell>
          <table:table-cell office:value-type="float" office:value="77844" table:style-name="ce38">
            <text:p>77.844</text:p>
          </table:table-cell>
          <table:table-cell office:value-type="percentage" office:value="0.86527944511137789" table:style-name="ce39">
            <text:p>86,5%</text:p>
          </table:table-cell>
          <table:table-cell office:value-type="float" office:value="54672" table:style-name="ce38">
            <text:p>54.672</text:p>
          </table:table-cell>
          <table:table-cell office:value-type="percentage" office:value="0.55919565506448876" table:style-name="ce39">
            <text:p>55,9%</text:p>
          </table:table-cell>
          <table:table-cell office:value-type="float" office:value="9692" table:style-name="ce38">
            <text:p>9.692</text:p>
          </table:table-cell>
          <table:table-cell office:value-type="percentage" office:value="0.13752784754444966" table:style-name="ce39">
            <text:p>13,8%</text:p>
          </table:table-cell>
          <table:table-cell office:value-type="float" office:value="5439" table:style-name="ce38">
            <text:p>5.439</text:p>
          </table:table-cell>
          <table:table-cell office:value-type="percentage" office:value="0.1076923076923077" table:style-name="ce39">
            <text:p>10,8%</text:p>
          </table:table-cell>
          <table:table-cell office:value-type="float" office:value="185" table:style-name="ce38">
            <text:p>185</text:p>
          </table:table-cell>
          <table:table-cell office:value-type="percentage" office:value="4.208084070695812E-3" table:style-name="ce39">
            <text:p>0,4%</text:p>
          </table:table-cell>
          <table:table-cell office:value-type="float" office:value="319462" table:style-name="ce38">
            <text:p>319.46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0951257996630592" table:style-name="ce39">
            <text:p>61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421" table:style-name="ce38">
            <text:p>228.421</text:p>
          </table:table-cell>
          <table:table-cell office:value-type="percentage" office:value="1" table:style-name="ce39">
            <text:p>100,0%</text:p>
          </table:table-cell>
          <table:table-cell office:value-type="float" office:value="248566" table:style-name="ce38">
            <text:p>248.566</text:p>
          </table:table-cell>
          <table:table-cell office:value-type="percentage" office:value="1" table:style-name="ce39">
            <text:p>100,0%</text:p>
          </table:table-cell>
          <table:table-cell office:value-type="float" office:value="307884" table:style-name="ce38">
            <text:p>307.884</text:p>
          </table:table-cell>
          <table:table-cell office:value-type="percentage" office:value="0.966441183394805" table:style-name="ce39">
            <text:p>96,6%</text:p>
          </table:table-cell>
          <table:table-cell office:value-type="float" office:value="334492" table:style-name="ce38">
            <text:p>334.492</text:p>
          </table:table-cell>
          <table:table-cell office:value-type="percentage" office:value="0.87752869416934476" table:style-name="ce39">
            <text:p>87,8%</text:p>
          </table:table-cell>
          <table:table-cell office:value-type="float" office:value="218640" table:style-name="ce38">
            <text:p>218.640</text:p>
          </table:table-cell>
          <table:table-cell office:value-type="percentage" office:value="0.60180839790258878" table:style-name="ce39">
            <text:p>60,2%</text:p>
          </table:table-cell>
          <table:table-cell office:value-type="float" office:value="43582" table:style-name="ce38">
            <text:p>43.582</text:p>
          </table:table-cell>
          <table:table-cell office:value-type="percentage" office:value="0.16275118286074919" table:style-name="ce39">
            <text:p>16,3%</text:p>
          </table:table-cell>
          <table:table-cell office:value-type="float" office:value="24378" table:style-name="ce38">
            <text:p>24.378</text:p>
          </table:table-cell>
          <table:table-cell office:value-type="percentage" office:value="0.11553225974616836" table:style-name="ce39">
            <text:p>11,6%</text:p>
          </table:table-cell>
          <table:table-cell office:value-type="float" office:value="950" table:style-name="ce38">
            <text:p>950</text:p>
          </table:table-cell>
          <table:table-cell office:value-type="percentage" office:value="5.7456665578014057E-3" table:style-name="ce39">
            <text:p>0,6%</text:p>
          </table:table-cell>
          <table:table-cell office:value-type="float" office:value="1406913" table:style-name="ce38">
            <text:p>1.406.913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4648411742568535" table:style-name="ce39">
            <text:p>6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350" table:style-name="ce38">
            <text:p>137.350</text:p>
          </table:table-cell>
          <table:table-cell office:value-type="percentage" office:value="1" table:style-name="ce39">
            <text:p>100,0%</text:p>
          </table:table-cell>
          <table:table-cell office:value-type="float" office:value="157215" table:style-name="ce38">
            <text:p>157.215</text:p>
          </table:table-cell>
          <table:table-cell office:value-type="percentage" office:value="0.9881458947461047" table:style-name="ce39">
            <text:p>98,8%</text:p>
          </table:table-cell>
          <table:table-cell office:value-type="float" office:value="212004" table:style-name="ce38">
            <text:p>212.004</text:p>
          </table:table-cell>
          <table:table-cell office:value-type="percentage" office:value="0.97051875995678527" table:style-name="ce39">
            <text:p>97,1%</text:p>
          </table:table-cell>
          <table:table-cell office:value-type="float" office:value="272688" table:style-name="ce38">
            <text:p>272.688</text:p>
          </table:table-cell>
          <table:table-cell office:value-type="percentage" office:value="0.8868536935975907" table:style-name="ce39">
            <text:p>88,7%</text:p>
          </table:table-cell>
          <table:table-cell office:value-type="float" office:value="242657" table:style-name="ce38">
            <text:p>242.657</text:p>
          </table:table-cell>
          <table:table-cell office:value-type="percentage" office:value="0.73397861496347605" table:style-name="ce39">
            <text:p>73,4%</text:p>
          </table:table-cell>
          <table:table-cell office:value-type="float" office:value="71316" table:style-name="ce38">
            <text:p>71.316</text:p>
          </table:table-cell>
          <table:table-cell office:value-type="percentage" office:value="0.26820508384699571" table:style-name="ce39">
            <text:p>26,8%</text:p>
          </table:table-cell>
          <table:table-cell office:value-type="float" office:value="20624" table:style-name="ce38">
            <text:p>20.624</text:p>
          </table:table-cell>
          <table:table-cell office:value-type="percentage" office:value="9.4566897000765746E-2" table:style-name="ce39">
            <text:p>9,5%</text:p>
          </table:table-cell>
          <table:table-cell office:value-type="float" office:value="847" table:style-name="ce38">
            <text:p>847</text:p>
          </table:table-cell>
          <table:table-cell office:value-type="percentage" office:value="4.8685995447543279E-3" table:style-name="ce39">
            <text:p>0,5%</text:p>
          </table:table-cell>
          <table:table-cell office:value-type="float" office:value="1114701" table:style-name="ce38">
            <text:p>1.114.701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1627093118913034" table:style-name="ce39">
            <text:p>61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5222" table:style-name="ce38">
            <text:p>455.222</text:p>
          </table:table-cell>
          <table:table-cell office:value-type="percentage" office:value="1" table:style-name="ce39">
            <text:p>100,0%</text:p>
          </table:table-cell>
          <table:table-cell office:value-type="float" office:value="610254" table:style-name="ce38">
            <text:p>610.254</text:p>
          </table:table-cell>
          <table:table-cell office:value-type="percentage" office:value="0.96058820196067318" table:style-name="ce39">
            <text:p>96,1%</text:p>
          </table:table-cell>
          <table:table-cell office:value-type="float" office:value="750184" table:style-name="ce38">
            <text:p>750.184</text:p>
          </table:table-cell>
          <table:table-cell office:value-type="percentage" office:value="0.89565225696765938" table:style-name="ce39">
            <text:p>89,6%</text:p>
          </table:table-cell>
          <table:table-cell office:value-type="float" office:value="927116" table:style-name="ce38">
            <text:p>927.116</text:p>
          </table:table-cell>
          <table:table-cell office:value-type="percentage" office:value="0.84917840590595173" table:style-name="ce39">
            <text:p>84,9%</text:p>
          </table:table-cell>
          <table:table-cell office:value-type="float" office:value="874569" table:style-name="ce38">
            <text:p>874.569</text:p>
          </table:table-cell>
          <table:table-cell office:value-type="percentage" office:value="0.66418506100223651" table:style-name="ce39">
            <text:p>66,4%</text:p>
          </table:table-cell>
          <table:table-cell office:value-type="float" office:value="265412" table:style-name="ce38">
            <text:p>265.412</text:p>
          </table:table-cell>
          <table:table-cell office:value-type="percentage" office:value="0.25406738320512479" table:style-name="ce39">
            <text:p>25,4%</text:p>
          </table:table-cell>
          <table:table-cell office:value-type="float" office:value="114844" table:style-name="ce38">
            <text:p>114.844</text:p>
          </table:table-cell>
          <table:table-cell office:value-type="percentage" office:value="0.13689260788976501" table:style-name="ce39">
            <text:p>13,7%</text:p>
          </table:table-cell>
          <table:table-cell office:value-type="float" office:value="9970" table:style-name="ce38">
            <text:p>9.970</text:p>
          </table:table-cell>
          <table:table-cell office:value-type="percentage" office:value="1.5194325826086692E-2" table:style-name="ce39">
            <text:p>1,5%</text:p>
          </table:table-cell>
          <table:table-cell office:value-type="float" office:value="4007571" table:style-name="ce38">
            <text:p>4.007.571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8348295663011263" table:style-name="ce39">
            <text:p>5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4743" table:style-name="ce38">
            <text:p>294.743</text:p>
          </table:table-cell>
          <table:table-cell office:value-type="percentage" office:value="1" table:style-name="ce39">
            <text:p>100,0%</text:p>
          </table:table-cell>
          <table:table-cell office:value-type="float" office:value="428999" table:style-name="ce38">
            <text:p>428.999</text:p>
          </table:table-cell>
          <table:table-cell office:value-type="percentage" office:value="0.97975846271199607" table:style-name="ce39">
            <text:p>98,0%</text:p>
          </table:table-cell>
          <table:table-cell office:value-type="float" office:value="537140" table:style-name="ce38">
            <text:p>537.140</text:p>
          </table:table-cell>
          <table:table-cell office:value-type="percentage" office:value="0.92494248598311091" table:style-name="ce39">
            <text:p>92,5%</text:p>
          </table:table-cell>
          <table:table-cell office:value-type="float" office:value="635583" table:style-name="ce38">
            <text:p>635.583</text:p>
          </table:table-cell>
          <table:table-cell office:value-type="percentage" office:value="0.84481493591941881" table:style-name="ce39">
            <text:p>84,5%</text:p>
          </table:table-cell>
          <table:table-cell office:value-type="float" office:value="427878" table:style-name="ce38">
            <text:p>427.878</text:p>
          </table:table-cell>
          <table:table-cell office:value-type="percentage" office:value="0.50244719277397054" table:style-name="ce39">
            <text:p>50,2%</text:p>
          </table:table-cell>
          <table:table-cell office:value-type="float" office:value="79971" table:style-name="ce38">
            <text:p>79.971</text:p>
          </table:table-cell>
          <table:table-cell office:value-type="percentage" office:value="0.12326765409034789" table:style-name="ce39">
            <text:p>12,3%</text:p>
          </table:table-cell>
          <table:table-cell office:value-type="float" office:value="54681" table:style-name="ce38">
            <text:p>54.681</text:p>
          </table:table-cell>
          <table:table-cell office:value-type="percentage" office:value="0.10594505992722707" table:style-name="ce39">
            <text:p>10,6%</text:p>
          </table:table-cell>
          <table:table-cell office:value-type="float" office:value="2416" table:style-name="ce38">
            <text:p>2.416</text:p>
          </table:table-cell>
          <table:table-cell office:value-type="percentage" office:value="5.6909860528441972E-3" table:style-name="ce39">
            <text:p>0,6%</text:p>
          </table:table-cell>
          <table:table-cell office:value-type="float" office:value="2461411" table:style-name="ce38">
            <text:p>2.461.411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4838665118696639" table:style-name="ce39">
            <text:p>54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10" table:style-name="ce38">
            <text:p>78.010</text:p>
          </table:table-cell>
          <table:table-cell office:value-type="percentage" office:value="1" table:style-name="ce39">
            <text:p>100,0%</text:p>
          </table:table-cell>
          <table:table-cell office:value-type="float" office:value="95353" table:style-name="ce38">
            <text:p>95.353</text:p>
          </table:table-cell>
          <table:table-cell office:value-type="percentage" office:value="1" table:style-name="ce39">
            <text:p>100,0%</text:p>
          </table:table-cell>
          <table:table-cell office:value-type="float" office:value="127397" table:style-name="ce38">
            <text:p>127.397</text:p>
          </table:table-cell>
          <table:table-cell office:value-type="percentage" office:value="1" table:style-name="ce39">
            <text:p>100,0%</text:p>
          </table:table-cell>
          <table:table-cell office:value-type="float" office:value="153945" table:style-name="ce38">
            <text:p>153.945</text:p>
          </table:table-cell>
          <table:table-cell office:value-type="percentage" office:value="0.90975439674735248" table:style-name="ce39">
            <text:p>91,0%</text:p>
          </table:table-cell>
          <table:table-cell office:value-type="float" office:value="121198" table:style-name="ce38">
            <text:p>121.198</text:p>
          </table:table-cell>
          <table:table-cell office:value-type="percentage" office:value="0.75989065419388813" table:style-name="ce39">
            <text:p>76,0%</text:p>
          </table:table-cell>
          <table:table-cell office:value-type="float" office:value="23646" table:style-name="ce38">
            <text:p>23.646</text:p>
          </table:table-cell>
          <table:table-cell office:value-type="percentage" office:value="0.17715146202773471" table:style-name="ce39">
            <text:p>17,7%</text:p>
          </table:table-cell>
          <table:table-cell office:value-type="float" office:value="9205" table:style-name="ce38">
            <text:p>9.205</text:p>
          </table:table-cell>
          <table:table-cell office:value-type="percentage" office:value="8.1230144722908584E-2" table:style-name="ce39">
            <text:p>8,1%</text:p>
          </table:table-cell>
          <table:table-cell office:value-type="float" office:value="367" table:style-name="ce38">
            <text:p>367</text:p>
          </table:table-cell>
          <table:table-cell office:value-type="percentage" office:value="4.3303834808259591E-3" table:style-name="ce39">
            <text:p>0,4%</text:p>
          </table:table-cell>
          <table:table-cell office:value-type="float" office:value="609121" table:style-name="ce38">
            <text:p>609.12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3886864050797276" table:style-name="ce39">
            <text:p>63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0915" table:style-name="ce38">
            <text:p>240.915</text:p>
          </table:table-cell>
          <table:table-cell office:value-type="percentage" office:value="1" table:style-name="ce39">
            <text:p>100,0%</text:p>
          </table:table-cell>
          <table:table-cell office:value-type="float" office:value="288769" table:style-name="ce38">
            <text:p>288.769</text:p>
          </table:table-cell>
          <table:table-cell office:value-type="percentage" office:value="0.99657304960622861" table:style-name="ce39">
            <text:p>99,7%</text:p>
          </table:table-cell>
          <table:table-cell office:value-type="float" office:value="332683" table:style-name="ce38">
            <text:p>332.683</text:p>
          </table:table-cell>
          <table:table-cell office:value-type="percentage" office:value="0.95894237116165648" table:style-name="ce39">
            <text:p>95,9%</text:p>
          </table:table-cell>
          <table:table-cell office:value-type="float" office:value="369739" table:style-name="ce38">
            <text:p>369.739</text:p>
          </table:table-cell>
          <table:table-cell office:value-type="percentage" office:value="0.91093624118909355" table:style-name="ce39">
            <text:p>91,1%</text:p>
          </table:table-cell>
          <table:table-cell office:value-type="float" office:value="315936" table:style-name="ce38">
            <text:p>315.936</text:p>
          </table:table-cell>
          <table:table-cell office:value-type="percentage" office:value="0.71281821032848169" table:style-name="ce39">
            <text:p>71,3%</text:p>
          </table:table-cell>
          <table:table-cell office:value-type="float" office:value="39327" table:style-name="ce38">
            <text:p>39.327</text:p>
          </table:table-cell>
          <table:table-cell office:value-type="percentage" office:value="0.12160181566318706" table:style-name="ce39">
            <text:p>12,2%</text:p>
          </table:table-cell>
          <table:table-cell office:value-type="float" office:value="20404" table:style-name="ce38">
            <text:p>20.404</text:p>
          </table:table-cell>
          <table:table-cell office:value-type="percentage" office:value="8.8336270082820662E-2" table:style-name="ce39">
            <text:p>8,8%</text:p>
          </table:table-cell>
          <table:table-cell office:value-type="float" office:value="409" table:style-name="ce38">
            <text:p>409</text:p>
          </table:table-cell>
          <table:table-cell office:value-type="percentage" office:value="2.2721338614609433E-3" table:style-name="ce39">
            <text:p>0,2%</text:p>
          </table:table-cell>
          <table:table-cell office:value-type="float" office:value="1608182" table:style-name="ce38">
            <text:p>1.608.182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5519819335692808" table:style-name="ce39">
            <text:p>6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05" table:style-name="ce38">
            <text:p>23.305</text:p>
          </table:table-cell>
          <table:table-cell office:value-type="percentage" office:value="1" table:style-name="ce39">
            <text:p>100,0%</text:p>
          </table:table-cell>
          <table:table-cell office:value-type="float" office:value="28481" table:style-name="ce38">
            <text:p>28.481</text:p>
          </table:table-cell>
          <table:table-cell office:value-type="percentage" office:value="1" table:style-name="ce39">
            <text:p>100,0%</text:p>
          </table:table-cell>
          <table:table-cell office:value-type="float" office:value="36117" table:style-name="ce38">
            <text:p>36.117</text:p>
          </table:table-cell>
          <table:table-cell office:value-type="percentage" office:value="0.95755342276896971" table:style-name="ce39">
            <text:p>95,8%</text:p>
          </table:table-cell>
          <table:table-cell office:value-type="float" office:value="41827" table:style-name="ce38">
            <text:p>41.827</text:p>
          </table:table-cell>
          <table:table-cell office:value-type="percentage" office:value="0.87753860355824098" table:style-name="ce39">
            <text:p>87,8%</text:p>
          </table:table-cell>
          <table:table-cell office:value-type="float" office:value="25007" table:style-name="ce38">
            <text:p>25.007</text:p>
          </table:table-cell>
          <table:table-cell office:value-type="percentage" office:value="0.47230249117041567" table:style-name="ce39">
            <text:p>47,2%</text:p>
          </table:table-cell>
          <table:table-cell office:value-type="float" office:value="5335" table:style-name="ce38">
            <text:p>5.335</text:p>
          </table:table-cell>
          <table:table-cell office:value-type="percentage" office:value="0.1356850377680002" table:style-name="ce39">
            <text:p>13,6%</text:p>
          </table:table-cell>
          <table:table-cell office:value-type="float" office:value="3579" table:style-name="ce38">
            <text:p>3.579</text:p>
          </table:table-cell>
          <table:table-cell office:value-type="percentage" office:value="0.11750607393788168" table:style-name="ce39">
            <text:p>11,8%</text:p>
          </table:table-cell>
          <table:table-cell office:value-type="float" office:value="163" table:style-name="ce38">
            <text:p>163</text:p>
          </table:table-cell>
          <table:table-cell office:value-type="percentage" office:value="6.3841453861820463E-3" table:style-name="ce39">
            <text:p>0,6%</text:p>
          </table:table-cell>
          <table:table-cell office:value-type="float" office:value="163814" table:style-name="ce38">
            <text:p>163.814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7687079621086734" table:style-name="ce39">
            <text:p>5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1081" table:style-name="ce38">
            <text:p>371.081</text:p>
          </table:table-cell>
          <table:table-cell office:value-type="percentage" office:value="1" table:style-name="ce39">
            <text:p>100,0%</text:p>
          </table:table-cell>
          <table:table-cell office:value-type="float" office:value="505011" table:style-name="ce38">
            <text:p>505.011</text:p>
          </table:table-cell>
          <table:table-cell office:value-type="percentage" office:value="0.95994913330836884" table:style-name="ce39">
            <text:p>96,0%</text:p>
          </table:table-cell>
          <table:table-cell office:value-type="float" office:value="657278" table:style-name="ce38">
            <text:p>657.278</text:p>
          </table:table-cell>
          <table:table-cell office:value-type="percentage" office:value="0.93453221350645432" table:style-name="ce39">
            <text:p>93,5%</text:p>
          </table:table-cell>
          <table:table-cell office:value-type="float" office:value="853000" table:style-name="ce38">
            <text:p>853.000</text:p>
          </table:table-cell>
          <table:table-cell office:value-type="percentage" office:value="0.8768656524630879" table:style-name="ce39">
            <text:p>87,7%</text:p>
          </table:table-cell>
          <table:table-cell office:value-type="float" office:value="488315" table:style-name="ce38">
            <text:p>488.315</text:p>
          </table:table-cell>
          <table:table-cell office:value-type="percentage" office:value="0.41880544198783676" table:style-name="ce39">
            <text:p>41,9%</text:p>
          </table:table-cell>
          <table:table-cell office:value-type="float" office:value="126210" table:style-name="ce38">
            <text:p>126.210</text:p>
          </table:table-cell>
          <table:table-cell office:value-type="percentage" office:value="0.13290299481908935" table:style-name="ce39">
            <text:p>13,3%</text:p>
          </table:table-cell>
          <table:table-cell office:value-type="float" office:value="85711" table:style-name="ce38">
            <text:p>85.711</text:p>
          </table:table-cell>
          <table:table-cell office:value-type="percentage" office:value="0.11543957709013772" table:style-name="ce39">
            <text:p>11,5%</text:p>
          </table:table-cell>
          <table:table-cell office:value-type="float" office:value="4364" table:style-name="ce38">
            <text:p>4.364</text:p>
          </table:table-cell>
          <table:table-cell office:value-type="percentage" office:value="7.8837739503054872E-3" table:style-name="ce39">
            <text:p>0,8%</text:p>
          </table:table-cell>
          <table:table-cell office:value-type="float" office:value="3090970" table:style-name="ce38">
            <text:p>3.090.970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1706299347082452" table:style-name="ce39">
            <text:p>51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325" table:style-name="ce38">
            <text:p>73.325</text:p>
          </table:table-cell>
          <table:table-cell office:value-type="percentage" office:value="1" table:style-name="ce39">
            <text:p>100,0%</text:p>
          </table:table-cell>
          <table:table-cell office:value-type="float" office:value="101347" table:style-name="ce38">
            <text:p>101.347</text:p>
          </table:table-cell>
          <table:table-cell office:value-type="percentage" office:value="0.98491724895285671" table:style-name="ce39">
            <text:p>98,5%</text:p>
          </table:table-cell>
          <table:table-cell office:value-type="float" office:value="136483" table:style-name="ce38">
            <text:p>136.483</text:p>
          </table:table-cell>
          <table:table-cell office:value-type="percentage" office:value="0.92903089667753502" table:style-name="ce39">
            <text:p>92,9%</text:p>
          </table:table-cell>
          <table:table-cell office:value-type="float" office:value="190639" table:style-name="ce38">
            <text:p>190.639</text:p>
          </table:table-cell>
          <table:table-cell office:value-type="percentage" office:value="0.8939443673331583" table:style-name="ce39">
            <text:p>89,4%</text:p>
          </table:table-cell>
          <table:table-cell office:value-type="float" office:value="188386" table:style-name="ce38">
            <text:p>188.386</text:p>
          </table:table-cell>
          <table:table-cell office:value-type="percentage" office:value="0.74121901029678505" table:style-name="ce39">
            <text:p>74,1%</text:p>
          </table:table-cell>
          <table:table-cell office:value-type="float" office:value="35551" table:style-name="ce38">
            <text:p>35.551</text:p>
          </table:table-cell>
          <table:table-cell office:value-type="percentage" office:value="0.17009803687028416" table:style-name="ce39">
            <text:p>17,0%</text:p>
          </table:table-cell>
          <table:table-cell office:value-type="float" office:value="17433" table:style-name="ce38">
            <text:p>17.433</text:p>
          </table:table-cell>
          <table:table-cell office:value-type="percentage" office:value="0.10120872230737077" table:style-name="ce39">
            <text:p>10,1%</text:p>
          </table:table-cell>
          <table:table-cell office:value-type="float" office:value="898" table:style-name="ce38">
            <text:p>898</text:p>
          </table:table-cell>
          <table:table-cell office:value-type="percentage" office:value="6.328667878839133E-3" table:style-name="ce39">
            <text:p>0,6%</text:p>
          </table:table-cell>
          <table:table-cell office:value-type="float" office:value="744062" table:style-name="ce38">
            <text:p>744.062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6792686566366724" table:style-name="ce39">
            <text:p>56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75" table:style-name="ce38">
            <text:p>42.375</text:p>
          </table:table-cell>
          <table:table-cell office:value-type="percentage" office:value="1" table:style-name="ce39">
            <text:p>100,0%</text:p>
          </table:table-cell>
          <table:table-cell office:value-type="float" office:value="55622" table:style-name="ce38">
            <text:p>55.622</text:p>
          </table:table-cell>
          <table:table-cell office:value-type="percentage" office:value="0.99695296816747925" table:style-name="ce39">
            <text:p>99,7%</text:p>
          </table:table-cell>
          <table:table-cell office:value-type="float" office:value="69244" table:style-name="ce38">
            <text:p>69.244</text:p>
          </table:table-cell>
          <table:table-cell office:value-type="percentage" office:value="0.93770651644006286" table:style-name="ce39">
            <text:p>93,8%</text:p>
          </table:table-cell>
          <table:table-cell office:value-type="float" office:value="86909" table:style-name="ce38">
            <text:p>86.909</text:p>
          </table:table-cell>
          <table:table-cell office:value-type="percentage" office:value="0.89880447597575863" table:style-name="ce39">
            <text:p>89,9%</text:p>
          </table:table-cell>
          <table:table-cell office:value-type="float" office:value="84512" table:style-name="ce38">
            <text:p>84.512</text:p>
          </table:table-cell>
          <table:table-cell office:value-type="percentage" office:value="0.78250402770319072" table:style-name="ce39">
            <text:p>78,3%</text:p>
          </table:table-cell>
          <table:table-cell office:value-type="float" office:value="14884" table:style-name="ce38">
            <text:p>14.884</text:p>
          </table:table-cell>
          <table:table-cell office:value-type="percentage" office:value="0.18298275162587133" table:style-name="ce39">
            <text:p>18,3%</text:p>
          </table:table-cell>
          <table:table-cell office:value-type="float" office:value="8768" table:style-name="ce38">
            <text:p>8.768</text:p>
          </table:table-cell>
          <table:table-cell office:value-type="percentage" office:value="0.12870080878359536" table:style-name="ce39">
            <text:p>12,9%</text:p>
          </table:table-cell>
          <table:table-cell office:value-type="float" office:value="445" table:style-name="ce38">
            <text:p>445</text:p>
          </table:table-cell>
          <table:table-cell office:value-type="percentage" office:value="7.8917500177342701E-3" table:style-name="ce39">
            <text:p>0,8%</text:p>
          </table:table-cell>
          <table:table-cell office:value-type="float" office:value="362759" table:style-name="ce38">
            <text:p>362.759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2398985815871222" table:style-name="ce39">
            <text:p>62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941" table:style-name="ce38">
            <text:p>161.941</text:p>
          </table:table-cell>
          <table:table-cell office:value-type="percentage" office:value="1" table:style-name="ce39">
            <text:p>100,0%</text:p>
          </table:table-cell>
          <table:table-cell office:value-type="float" office:value="210234" table:style-name="ce38">
            <text:p>210.234</text:p>
          </table:table-cell>
          <table:table-cell office:value-type="percentage" office:value="0.98663888380475029" table:style-name="ce39">
            <text:p>98,7%</text:p>
          </table:table-cell>
          <table:table-cell office:value-type="float" office:value="267245" table:style-name="ce38">
            <text:p>267.245</text:p>
          </table:table-cell>
          <table:table-cell office:value-type="percentage" office:value="0.95404096116293435" table:style-name="ce39">
            <text:p>95,4%</text:p>
          </table:table-cell>
          <table:table-cell office:value-type="float" office:value="299850" table:style-name="ce38">
            <text:p>299.850</text:p>
          </table:table-cell>
          <table:table-cell office:value-type="percentage" office:value="0.88197142747891766" table:style-name="ce39">
            <text:p>88,2%</text:p>
          </table:table-cell>
          <table:table-cell office:value-type="float" office:value="227762" table:style-name="ce38">
            <text:p>227.762</text:p>
          </table:table-cell>
          <table:table-cell office:value-type="percentage" office:value="0.62894571883810646" table:style-name="ce39">
            <text:p>62,9%</text:p>
          </table:table-cell>
          <table:table-cell office:value-type="float" office:value="40565" table:style-name="ce38">
            <text:p>40.565</text:p>
          </table:table-cell>
          <table:table-cell office:value-type="percentage" office:value="0.15569406969291058" table:style-name="ce39">
            <text:p>15,6%</text:p>
          </table:table-cell>
          <table:table-cell office:value-type="float" office:value="28395" table:style-name="ce38">
            <text:p>28.395</text:p>
          </table:table-cell>
          <table:table-cell office:value-type="percentage" office:value="0.14089434040906249" table:style-name="ce39">
            <text:p>14,1%</text:p>
          </table:table-cell>
          <table:table-cell office:value-type="float" office:value="1541" table:style-name="ce38">
            <text:p>1.541</text:p>
          </table:table-cell>
          <table:table-cell office:value-type="percentage" office:value="9.1396510207228682E-3" table:style-name="ce39">
            <text:p>0,9%</text:p>
          </table:table-cell>
          <table:table-cell office:value-type="float" office:value="1237533" table:style-name="ce38">
            <text:p>1.237.533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2377447335936564" table:style-name="ce39">
            <text:p>62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65" table:style-name="ce38">
            <text:p>2.365</text:p>
          </table:table-cell>
          <table:table-cell office:value-type="percentage" office:value="0.90786948176583493" table:style-name="ce39">
            <text:p>90,8%</text:p>
          </table:table-cell>
          <table:table-cell office:value-type="float" office:value="3791" table:style-name="ce38">
            <text:p>3.791</text:p>
          </table:table-cell>
          <table:table-cell office:value-type="percentage" office:value="0.87795275590551181" table:style-name="ce39">
            <text:p>87,8%</text:p>
          </table:table-cell>
          <table:table-cell office:value-type="float" office:value="7161" table:style-name="ce38">
            <text:p>7.161</text:p>
          </table:table-cell>
          <table:table-cell office:value-type="percentage" office:value="0.91141657121038566" table:style-name="ce39">
            <text:p>91,1%</text:p>
          </table:table-cell>
          <table:table-cell office:value-type="float" office:value="9571" table:style-name="ce38">
            <text:p>9.571</text:p>
          </table:table-cell>
          <table:table-cell office:value-type="percentage" office:value="0.82822776047075108" table:style-name="ce39">
            <text:p>82,8%</text:p>
          </table:table-cell>
          <table:table-cell office:value-type="float" office:value="9418" table:style-name="ce38">
            <text:p>9.418</text:p>
          </table:table-cell>
          <table:table-cell office:value-type="percentage" office:value="0.74497706059167856" table:style-name="ce39">
            <text:p>74,5%</text:p>
          </table:table-cell>
          <table:table-cell office:value-type="float" office:value="6585" table:style-name="ce38">
            <text:p>6.585</text:p>
          </table:table-cell>
          <table:table-cell office:value-type="percentage" office:value="0.55364049100386747" table:style-name="ce39">
            <text:p>55,4%</text:p>
          </table:table-cell>
          <table:table-cell office:value-type="float" office:value="2578" table:style-name="ce38">
            <text:p>2.578</text:p>
          </table:table-cell>
          <table:table-cell office:value-type="percentage" office:value="0.23506884289231331" table:style-name="ce39">
            <text:p>23,5%</text:p>
          </table:table-cell>
          <table:table-cell office:value-type="float" office:value="112" table:style-name="ce38">
            <text:p>112</text:p>
          </table:table-cell>
          <table:table-cell office:value-type="percentage" office:value="1.2272627657243042E-2" table:style-name="ce39">
            <text:p>1,2%</text:p>
          </table:table-cell>
          <table:table-cell office:value-type="float" office:value="41581" table:style-name="ce38">
            <text:p>41.581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58593672937363495" table:style-name="ce39">
            <text:p>58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56" table:style-name="ce38">
            <text:p>1.956</text:p>
          </table:table-cell>
          <table:table-cell office:value-type="percentage" office:value="0.83269476372924645" table:style-name="ce39">
            <text:p>83,3%</text:p>
          </table:table-cell>
          <table:table-cell office:value-type="float" office:value="3194" table:style-name="ce38">
            <text:p>3.194</text:p>
          </table:table-cell>
          <table:table-cell office:value-type="percentage" office:value="0.85218783351120597" table:style-name="ce39">
            <text:p>85,2%</text:p>
          </table:table-cell>
          <table:table-cell office:value-type="float" office:value="6669" table:style-name="ce38">
            <text:p>6.669</text:p>
          </table:table-cell>
          <table:table-cell office:value-type="percentage" office:value="0.85205059409735528" table:style-name="ce39">
            <text:p>85,2%</text:p>
          </table:table-cell>
          <table:table-cell office:value-type="float" office:value="8847" table:style-name="ce38">
            <text:p>8.847</text:p>
          </table:table-cell>
          <table:table-cell office:value-type="percentage" office:value="0.7829896451013364" table:style-name="ce39">
            <text:p>78,3%</text:p>
          </table:table-cell>
          <table:table-cell office:value-type="float" office:value="8602" table:style-name="ce38">
            <text:p>8.602</text:p>
          </table:table-cell>
          <table:table-cell office:value-type="percentage" office:value="0.71671388101983002" table:style-name="ce39">
            <text:p>71,7%</text:p>
          </table:table-cell>
          <table:table-cell office:value-type="float" office:value="6095" table:style-name="ce38">
            <text:p>6.095</text:p>
          </table:table-cell>
          <table:table-cell office:value-type="percentage" office:value="0.5023489656309239" table:style-name="ce39">
            <text:p>50,2%</text:p>
          </table:table-cell>
          <table:table-cell office:value-type="float" office:value="912" table:style-name="ce38">
            <text:p>912</text:p>
          </table:table-cell>
          <table:table-cell office:value-type="percentage" office:value="7.6031679866611093E-2" table:style-name="ce39">
            <text:p>7,6%</text:p>
          </table:table-cell>
          <table:table-cell office:value-type="float" office:value="24" table:style-name="ce38">
            <text:p>24</text:p>
          </table:table-cell>
          <table:table-cell office:value-type="percentage" office:value="2.5067892208063504E-3" table:style-name="ce39">
            <text:p>0,3%</text:p>
          </table:table-cell>
          <table:table-cell office:value-type="float" office:value="36299" table:style-name="ce38">
            <text:p>36.299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1177971717399584" table:style-name="ce39">
            <text:p>51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9" table:style-name="ce38">
            <text:p>29</text:p>
          </table:table-cell>
          <table:table-cell office:value-type="string" table:style-name="ce39">
            <text:p>-</text:p>
          </table:table-cell>
          <table:table-cell office:value-type="float" office:value="15" table:style-name="ce38">
            <text:p>15</text:p>
          </table:table-cell>
          <table:table-cell office:value-type="string" table:style-name="ce39">
            <text:p>-</text:p>
          </table:table-cell>
          <table:table-cell office:value-type="float" office:value="3356" table:style-name="ce38">
            <text:p>3.356</text:p>
          </table:table-cell>
          <table:table-cell office:value-type="string" table:style-name="ce39">
            <text:p>-</text:p>
          </table:table-cell>
          <table:table-cell office:value-type="float" office:value="8991" table:style-name="ce38">
            <text:p>8.991</text:p>
          </table:table-cell>
          <table:table-cell office:value-type="string" table:style-name="ce39">
            <text:p>-</text:p>
          </table:table-cell>
          <table:table-cell office:value-type="float" office:value="19860" table:style-name="ce38">
            <text:p>19.860</text:p>
          </table:table-cell>
          <table:table-cell office:value-type="string" table:style-name="ce39">
            <text:p>-</text:p>
          </table:table-cell>
          <table:table-cell office:value-type="float" office:value="27405" table:style-name="ce38">
            <text:p>27.405</text:p>
          </table:table-cell>
          <table:table-cell office:value-type="string" table:style-name="ce39">
            <text:p>-</text:p>
          </table:table-cell>
          <table:table-cell office:value-type="float" office:value="21022" table:style-name="ce38">
            <text:p>21.022</text:p>
          </table:table-cell>
          <table:table-cell office:value-type="string" table:style-name="ce39">
            <text:p>-</text:p>
          </table:table-cell>
          <table:table-cell office:value-type="float" office:value="822" table:style-name="ce38">
            <text:p>822</text:p>
          </table:table-cell>
          <table:table-cell office:value-type="string" table:style-name="ce39">
            <text:p>-</text:p>
          </table:table-cell>
          <table:table-cell office:value-type="float" office:value="81500" table:style-name="ce38">
            <text:p>81.500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" table:style-name="ce38">
            <text:p>1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12" table:style-name="ce38">
            <text:p>12</text:p>
          </table:table-cell>
          <table:table-cell office:value-type="string" table:style-name="ce39">
            <text:p>-</text:p>
          </table:table-cell>
          <table:table-cell office:value-type="float" office:value="57" table:style-name="ce38">
            <text:p>57</text:p>
          </table:table-cell>
          <table:table-cell office:value-type="string" table:style-name="ce39">
            <text:p>-</text:p>
          </table:table-cell>
          <table:table-cell office:value-type="float" office:value="211" table:style-name="ce38">
            <text:p>211</text:p>
          </table:table-cell>
          <table:table-cell office:value-type="string" table:style-name="ce39">
            <text:p>-</text:p>
          </table:table-cell>
          <table:table-cell office:value-type="float" office:value="197" table:style-name="ce38">
            <text:p>197</text:p>
          </table:table-cell>
          <table:table-cell office:value-type="string" table:style-name="ce39">
            <text:p>-</text:p>
          </table:table-cell>
          <table:table-cell office:value-type="float" office:value="171" table:style-name="ce38">
            <text:p>171</text:p>
          </table:table-cell>
          <table:table-cell office:value-type="string" table:style-name="ce39">
            <text:p>-</text:p>
          </table:table-cell>
          <table:table-cell office:value-type="float" office:value="11" table:style-name="ce38">
            <text:p>11</text:p>
          </table:table-cell>
          <table:table-cell office:value-type="string" table:style-name="ce39">
            <text:p>-</text:p>
          </table:table-cell>
          <table:table-cell office:value-type="float" office:value="660" table:style-name="ce38">
            <text:p>660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25" table:style-name="ce21"/>
          <table:table-cell table:number-columns-repeated="16339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916053" table:style-name="ce43">
            <text:p>2.916.053</text:p>
          </table:table-cell>
          <table:table-cell office:value-type="percentage" office:value="1" table:style-name="ce44">
            <text:p>100,0%</text:p>
          </table:table-cell>
          <table:table-cell office:value-type="float" office:value="3896274" table:style-name="ce43">
            <text:p>3.896.274</text:p>
          </table:table-cell>
          <table:table-cell office:value-type="percentage" office:value="0.98389639511672211" table:style-name="ce44">
            <text:p>98,4%</text:p>
          </table:table-cell>
          <table:table-cell office:value-type="float" office:value="5001384" table:style-name="ce43">
            <text:p>5.001.384</text:p>
          </table:table-cell>
          <table:table-cell office:value-type="percentage" office:value="0.93711769152101954" table:style-name="ce44">
            <text:p>93,7%</text:p>
          </table:table-cell>
          <table:table-cell office:value-type="float" office:value="6130942" table:style-name="ce43">
            <text:p>6.130.942</text:p>
          </table:table-cell>
          <table:table-cell office:value-type="percentage" office:value="0.87170130234629351" table:style-name="ce44">
            <text:p>87,2%</text:p>
          </table:table-cell>
          <table:table-cell office:value-type="float" office:value="4924756" table:style-name="ce43">
            <text:p>4.924.756</text:p>
          </table:table-cell>
          <table:table-cell office:value-type="percentage" office:value="0.62403954921457727" table:style-name="ce44">
            <text:p>62,4%</text:p>
          </table:table-cell>
          <table:table-cell office:value-type="float" office:value="1296193" table:style-name="ce43">
            <text:p>1.296.193</text:p>
          </table:table-cell>
          <table:table-cell office:value-type="percentage" office:value="0.20804320362583287" table:style-name="ce44">
            <text:p>20,8%</text:p>
          </table:table-cell>
          <table:table-cell office:value-type="float" office:value="594027" table:style-name="ce43">
            <text:p>594.027</text:p>
          </table:table-cell>
          <table:table-cell office:value-type="percentage" office:value="0.12013554070670464" table:style-name="ce44">
            <text:p>12,0%</text:p>
          </table:table-cell>
          <table:table-cell office:value-type="float" office:value="33155" table:style-name="ce43">
            <text:p>33.155</text:p>
          </table:table-cell>
          <table:table-cell office:value-type="percentage" office:value="8.5260162430188507E-3" table:style-name="ce44">
            <text:p>0,9%</text:p>
          </table:table-cell>
          <table:table-cell office:value-type="float" office:value="24792784" table:style-name="ce43">
            <text:p>24.792.784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58862501975613524" table:style-name="ce44">
            <text:p>58,9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3311" table:style-name="ce35">
            <text:p>423.311</text:p>
          </table:table-cell>
          <table:table-cell office:value-type="percentage" office:value="1" table:style-name="ce36">
            <text:p>100,0%</text:p>
          </table:table-cell>
          <table:table-cell office:value-type="float" office:value="634270" table:style-name="ce35">
            <text:p>634.270</text:p>
          </table:table-cell>
          <table:table-cell office:value-type="percentage" office:value="0.97522836614230735" table:style-name="ce36">
            <text:p>97,5%</text:p>
          </table:table-cell>
          <table:table-cell office:value-type="float" office:value="377862" table:style-name="ce35">
            <text:p>377.862</text:p>
          </table:table-cell>
          <table:table-cell office:value-type="percentage" office:value="0.4124469108123478" table:style-name="ce36">
            <text:p>41,2%</text:p>
          </table:table-cell>
          <table:table-cell office:value-type="float" office:value="915820" table:style-name="ce35">
            <text:p>915.820</text:p>
          </table:table-cell>
          <table:table-cell office:value-type="percentage" office:value="0.72395636119874684" table:style-name="ce36">
            <text:p>72,4%</text:p>
          </table:table-cell>
          <table:table-cell office:value-type="float" office:value="256234" table:style-name="ce35">
            <text:p>256.234</text:p>
          </table:table-cell>
          <table:table-cell office:value-type="percentage" office:value="0.1849912714765716" table:style-name="ce36">
            <text:p>18,5%</text:p>
          </table:table-cell>
          <table:table-cell office:value-type="float" office:value="133526" table:style-name="ce35">
            <text:p>133.526</text:p>
          </table:table-cell>
          <table:table-cell office:value-type="percentage" office:value="0.11710577898768393" table:style-name="ce36">
            <text:p>11,7%</text:p>
          </table:table-cell>
          <table:table-cell office:value-type="float" office:value="89432" table:style-name="ce35">
            <text:p>89.432</text:p>
          </table:table-cell>
          <table:table-cell office:value-type="percentage" office:value="9.6300954481237724E-2" table:style-name="ce36">
            <text:p>9,6%</text:p>
          </table:table-cell>
          <table:table-cell office:value-type="float" office:value="3954" table:style-name="ce35">
            <text:p>3.954</text:p>
          </table:table-cell>
          <table:table-cell office:value-type="percentage" office:value="5.2516446254318259E-3" table:style-name="ce36">
            <text:p>0,5%</text:p>
          </table:table-cell>
          <table:table-cell office:value-type="float" office:value="2834409" table:style-name="ce35">
            <text:p>2.834.409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38035675106263778" table:style-name="ce36">
            <text:p>3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8909" table:style-name="ce38">
            <text:p>98.909</text:p>
          </table:table-cell>
          <table:table-cell office:value-type="percentage" office:value="1" table:style-name="ce39">
            <text:p>100,0%</text:p>
          </table:table-cell>
          <table:table-cell office:value-type="float" office:value="116466" table:style-name="ce38">
            <text:p>116.466</text:p>
          </table:table-cell>
          <table:table-cell office:value-type="percentage" office:value="0.97907612122231091" table:style-name="ce39">
            <text:p>97,9%</text:p>
          </table:table-cell>
          <table:table-cell office:value-type="float" office:value="51579" table:style-name="ce38">
            <text:p>51.579</text:p>
          </table:table-cell>
          <table:table-cell office:value-type="percentage" office:value="0.32985860187891308" table:style-name="ce39">
            <text:p>33,0%</text:p>
          </table:table-cell>
          <table:table-cell office:value-type="float" office:value="145305" table:style-name="ce38">
            <text:p>145.305</text:p>
          </table:table-cell>
          <table:table-cell office:value-type="percentage" office:value="0.73287906146288317" table:style-name="ce39">
            <text:p>73,3%</text:p>
          </table:table-cell>
          <table:table-cell office:value-type="float" office:value="57175" table:style-name="ce38">
            <text:p>57.175</text:p>
          </table:table-cell>
          <table:table-cell office:value-type="percentage" office:value="0.2660007536881871" table:style-name="ce39">
            <text:p>26,6%</text:p>
          </table:table-cell>
          <table:table-cell office:value-type="float" office:value="22869" table:style-name="ce38">
            <text:p>22.869</text:p>
          </table:table-cell>
          <table:table-cell office:value-type="percentage" office:value="0.13920236660457982" table:style-name="ce39">
            <text:p>13,9%</text:p>
          </table:table-cell>
          <table:table-cell office:value-type="float" office:value="15287" table:style-name="ce38">
            <text:p>15.287</text:p>
          </table:table-cell>
          <table:table-cell office:value-type="percentage" office:value="0.117230696083619" table:style-name="ce39">
            <text:p>11,7%</text:p>
          </table:table-cell>
          <table:table-cell office:value-type="float" office:value="1144" table:style-name="ce38">
            <text:p>1.144</text:p>
          </table:table-cell>
          <table:table-cell office:value-type="percentage" office:value="1.1095054747888158E-2" table:style-name="ce39">
            <text:p>1,1%</text:p>
          </table:table-cell>
          <table:table-cell office:value-type="float" office:value="508734" table:style-name="ce38">
            <text:p>508.734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42926285128939007" table:style-name="ce39">
            <text:p>4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172" table:style-name="ce38">
            <text:p>87.172</text:p>
          </table:table-cell>
          <table:table-cell office:value-type="percentage" office:value="0.99255345797372074" table:style-name="ce39">
            <text:p>99,3%</text:p>
          </table:table-cell>
          <table:table-cell office:value-type="float" office:value="111784" table:style-name="ce38">
            <text:p>111.784</text:p>
          </table:table-cell>
          <table:table-cell office:value-type="percentage" office:value="1" table:style-name="ce39">
            <text:p>100,0%</text:p>
          </table:table-cell>
          <table:table-cell office:value-type="float" office:value="47963" table:style-name="ce38">
            <text:p>47.963</text:p>
          </table:table-cell>
          <table:table-cell office:value-type="percentage" office:value="0.32049688610910648" table:style-name="ce39">
            <text:p>32,0%</text:p>
          </table:table-cell>
          <table:table-cell office:value-type="float" office:value="124048" table:style-name="ce38">
            <text:p>124.048</text:p>
          </table:table-cell>
          <table:table-cell office:value-type="percentage" office:value="0.76269175197516059" table:style-name="ce39">
            <text:p>76,3%</text:p>
          </table:table-cell>
          <table:table-cell office:value-type="float" office:value="40294" table:style-name="ce38">
            <text:p>40.294</text:p>
          </table:table-cell>
          <table:table-cell office:value-type="percentage" office:value="0.24129155114286227" table:style-name="ce39">
            <text:p>24,1%</text:p>
          </table:table-cell>
          <table:table-cell office:value-type="float" office:value="15415" table:style-name="ce38">
            <text:p>15.415</text:p>
          </table:table-cell>
          <table:table-cell office:value-type="percentage" office:value="0.13468645970764781" table:style-name="ce39">
            <text:p>13,5%</text:p>
          </table:table-cell>
          <table:table-cell office:value-type="float" office:value="9686" table:style-name="ce38">
            <text:p>9.686</text:p>
          </table:table-cell>
          <table:table-cell office:value-type="percentage" office:value="0.12243556521849047" table:style-name="ce39">
            <text:p>12,2%</text:p>
          </table:table-cell>
          <table:table-cell office:value-type="float" office:value="509" table:style-name="ce38">
            <text:p>509</text:p>
          </table:table-cell>
          <table:table-cell office:value-type="percentage" office:value="7.9531250000000001E-3" table:style-name="ce39">
            <text:p>0,8%</text:p>
          </table:table-cell>
          <table:table-cell office:value-type="float" office:value="436871" table:style-name="ce38">
            <text:p>436.871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46777853087018578" table:style-name="ce39">
            <text:p>46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49898" table:style-name="ce38">
            <text:p>49.898</text:p>
          </table:table-cell>
          <table:table-cell office:value-type="percentage" office:value="1" table:style-name="ce39">
            <text:p>100,0%</text:p>
          </table:table-cell>
          <table:table-cell office:value-type="float" office:value="76250" table:style-name="ce38">
            <text:p>76.250</text:p>
          </table:table-cell>
          <table:table-cell office:value-type="percentage" office:value="0.94701674201400965" table:style-name="ce39">
            <text:p>94,7%</text:p>
          </table:table-cell>
          <table:table-cell office:value-type="float" office:value="27349" table:style-name="ce38">
            <text:p>27.349</text:p>
          </table:table-cell>
          <table:table-cell office:value-type="percentage" office:value="0.23329153551535003" table:style-name="ce39">
            <text:p>23,3%</text:p>
          </table:table-cell>
          <table:table-cell office:value-type="float" office:value="118985" table:style-name="ce38">
            <text:p>118.985</text:p>
          </table:table-cell>
          <table:table-cell office:value-type="percentage" office:value="0.71765472234117622" table:style-name="ce39">
            <text:p>71,8%</text:p>
          </table:table-cell>
          <table:table-cell office:value-type="float" office:value="68830" table:style-name="ce38">
            <text:p>68.830</text:p>
          </table:table-cell>
          <table:table-cell office:value-type="percentage" office:value="0.33384746716333935" table:style-name="ce39">
            <text:p>33,4%</text:p>
          </table:table-cell>
          <table:table-cell office:value-type="float" office:value="19571" table:style-name="ce38">
            <text:p>19.571</text:p>
          </table:table-cell>
          <table:table-cell office:value-type="percentage" office:value="0.10742259326955271" table:style-name="ce39">
            <text:p>10,7%</text:p>
          </table:table-cell>
          <table:table-cell office:value-type="float" office:value="11194" table:style-name="ce38">
            <text:p>11.194</text:p>
          </table:table-cell>
          <table:table-cell office:value-type="percentage" office:value="8.1150048571138597E-2" table:style-name="ce39">
            <text:p>8,1%</text:p>
          </table:table-cell>
          <table:table-cell office:value-type="float" office:value="524" table:style-name="ce38">
            <text:p>524</text:p>
          </table:table-cell>
          <table:table-cell office:value-type="percentage" office:value="5.4880603267700046E-3" table:style-name="ce39">
            <text:p>0,5%</text:p>
          </table:table-cell>
          <table:table-cell office:value-type="float" office:value="372601" table:style-name="ce38">
            <text:p>372.601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36004723312271047" table:style-name="ce39">
            <text:p>3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8744" table:style-name="ce38">
            <text:p>88.744</text:p>
          </table:table-cell>
          <table:table-cell office:value-type="percentage" office:value="0.98346557914801191" table:style-name="ce39">
            <text:p>98,3%</text:p>
          </table:table-cell>
          <table:table-cell office:value-type="float" office:value="143239" table:style-name="ce38">
            <text:p>143.239</text:p>
          </table:table-cell>
          <table:table-cell office:value-type="percentage" office:value="0.92692728319884032" table:style-name="ce39">
            <text:p>92,7%</text:p>
          </table:table-cell>
          <table:table-cell office:value-type="float" office:value="99958" table:style-name="ce38">
            <text:p>99.958</text:p>
          </table:table-cell>
          <table:table-cell office:value-type="percentage" office:value="0.4251867354057135" table:style-name="ce39">
            <text:p>42,5%</text:p>
          </table:table-cell>
          <table:table-cell office:value-type="float" office:value="224798" table:style-name="ce38">
            <text:p>224.798</text:p>
          </table:table-cell>
          <table:table-cell office:value-type="percentage" office:value="0.64134180855434331" table:style-name="ce39">
            <text:p>64,1%</text:p>
          </table:table-cell>
          <table:table-cell office:value-type="float" office:value="105984" table:style-name="ce38">
            <text:p>105.984</text:p>
          </table:table-cell>
          <table:table-cell office:value-type="percentage" office:value="0.27320815417452904" table:style-name="ce39">
            <text:p>27,3%</text:p>
          </table:table-cell>
          <table:table-cell office:value-type="float" office:value="33881" table:style-name="ce38">
            <text:p>33.881</text:p>
          </table:table-cell>
          <table:table-cell office:value-type="percentage" office:value="0.10896524664398233" table:style-name="ce39">
            <text:p>10,9%</text:p>
          </table:table-cell>
          <table:table-cell office:value-type="float" office:value="18897" table:style-name="ce38">
            <text:p>18.897</text:p>
          </table:table-cell>
          <table:table-cell office:value-type="percentage" office:value="7.5063158396491733E-2" table:style-name="ce39">
            <text:p>7,5%</text:p>
          </table:table-cell>
          <table:table-cell office:value-type="float" office:value="660" table:style-name="ce38">
            <text:p>660</text:p>
          </table:table-cell>
          <table:table-cell office:value-type="percentage" office:value="3.6708065206872195E-3" table:style-name="ce39">
            <text:p>0,4%</text:p>
          </table:table-cell>
          <table:table-cell office:value-type="float" office:value="716161" table:style-name="ce38">
            <text:p>716.161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36524403118360405" table:style-name="ce39">
            <text:p>36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618" table:style-name="ce38">
            <text:p>41.618</text:p>
          </table:table-cell>
          <table:table-cell office:value-type="percentage" office:value="1" table:style-name="ce39">
            <text:p>100,0%</text:p>
          </table:table-cell>
          <table:table-cell office:value-type="float" office:value="55049" table:style-name="ce38">
            <text:p>55.049</text:p>
          </table:table-cell>
          <table:table-cell office:value-type="percentage" office:value="1" table:style-name="ce39">
            <text:p>100,0%</text:p>
          </table:table-cell>
          <table:table-cell office:value-type="float" office:value="28980" table:style-name="ce38">
            <text:p>28.980</text:p>
          </table:table-cell>
          <table:table-cell office:value-type="percentage" office:value="0.37468485357812398" table:style-name="ce39">
            <text:p>37,5%</text:p>
          </table:table-cell>
          <table:table-cell office:value-type="float" office:value="56257" table:style-name="ce38">
            <text:p>56.257</text:p>
          </table:table-cell>
          <table:table-cell office:value-type="percentage" office:value="0.62532790894135437" table:style-name="ce39">
            <text:p>62,5%</text:p>
          </table:table-cell>
          <table:table-cell office:value-type="float" office:value="16523" table:style-name="ce38">
            <text:p>16.523</text:p>
          </table:table-cell>
          <table:table-cell office:value-type="percentage" office:value="0.16900039889944665" table:style-name="ce39">
            <text:p>16,9%</text:p>
          </table:table-cell>
          <table:table-cell office:value-type="float" office:value="7532" table:style-name="ce38">
            <text:p>7.532</text:p>
          </table:table-cell>
          <table:table-cell office:value-type="percentage" office:value="0.10687781136037915" table:style-name="ce39">
            <text:p>10,7%</text:p>
          </table:table-cell>
          <table:table-cell office:value-type="float" office:value="4393" table:style-name="ce38">
            <text:p>4.393</text:p>
          </table:table-cell>
          <table:table-cell office:value-type="percentage" office:value="8.6981486981486986E-2" table:style-name="ce39">
            <text:p>8,7%</text:p>
          </table:table-cell>
          <table:table-cell office:value-type="float" office:value="95" table:style-name="ce38">
            <text:p>95</text:p>
          </table:table-cell>
          <table:table-cell office:value-type="percentage" office:value="2.1609080363032551E-3" table:style-name="ce39">
            <text:p>0,2%</text:p>
          </table:table-cell>
          <table:table-cell office:value-type="float" office:value="210447" table:style-name="ce38">
            <text:p>210.447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40151909747065118" table:style-name="ce39">
            <text:p>40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376" table:style-name="ce38">
            <text:p>225.376</text:p>
          </table:table-cell>
          <table:table-cell office:value-type="percentage" office:value="1" table:style-name="ce39">
            <text:p>100,0%</text:p>
          </table:table-cell>
          <table:table-cell office:value-type="float" office:value="246324" table:style-name="ce38">
            <text:p>246.324</text:p>
          </table:table-cell>
          <table:table-cell office:value-type="percentage" office:value="1" table:style-name="ce39">
            <text:p>100,0%</text:p>
          </table:table-cell>
          <table:table-cell office:value-type="float" office:value="145979" table:style-name="ce38">
            <text:p>145.979</text:p>
          </table:table-cell>
          <table:table-cell office:value-type="percentage" office:value="0.45822490779251351" table:style-name="ce39">
            <text:p>45,8%</text:p>
          </table:table-cell>
          <table:table-cell office:value-type="float" office:value="232663" table:style-name="ce38">
            <text:p>232.663</text:p>
          </table:table-cell>
          <table:table-cell office:value-type="percentage" office:value="0.61038368203581028" table:style-name="ce39">
            <text:p>61,0%</text:p>
          </table:table-cell>
          <table:table-cell office:value-type="float" office:value="69858" table:style-name="ce38">
            <text:p>69.858</text:p>
          </table:table-cell>
          <table:table-cell office:value-type="percentage" office:value="0.19228471945059936" table:style-name="ce39">
            <text:p>19,2%</text:p>
          </table:table-cell>
          <table:table-cell office:value-type="float" office:value="33671" table:style-name="ce38">
            <text:p>33.671</text:p>
          </table:table-cell>
          <table:table-cell office:value-type="percentage" office:value="0.12573987146308765" table:style-name="ce39">
            <text:p>12,6%</text:p>
          </table:table-cell>
          <table:table-cell office:value-type="float" office:value="21891" table:style-name="ce38">
            <text:p>21.891</text:p>
          </table:table-cell>
          <table:table-cell office:value-type="percentage" office:value="0.10374586504649157" table:style-name="ce39">
            <text:p>10,4%</text:p>
          </table:table-cell>
          <table:table-cell office:value-type="float" office:value="804" table:style-name="ce38">
            <text:p>804</text:p>
          </table:table-cell>
          <table:table-cell office:value-type="percentage" office:value="4.8626483289182423E-3" table:style-name="ce39">
            <text:p>0,5%</text:p>
          </table:table-cell>
          <table:table-cell office:value-type="float" office:value="976566" table:style-name="ce38">
            <text:p>976.56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44873734809325938" table:style-name="ce39">
            <text:p>4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120" table:style-name="ce38">
            <text:p>135.120</text:p>
          </table:table-cell>
          <table:table-cell office:value-type="percentage" office:value="0.99945263843069954" table:style-name="ce39">
            <text:p>99,9%</text:p>
          </table:table-cell>
          <table:table-cell office:value-type="float" office:value="155246" table:style-name="ce38">
            <text:p>155.246</text:p>
          </table:table-cell>
          <table:table-cell office:value-type="percentage" office:value="0.97577010829598809" table:style-name="ce39">
            <text:p>97,6%</text:p>
          </table:table-cell>
          <table:table-cell office:value-type="float" office:value="75113" table:style-name="ce38">
            <text:p>75.113</text:p>
          </table:table-cell>
          <table:table-cell office:value-type="percentage" office:value="0.34385471791397337" table:style-name="ce39">
            <text:p>34,4%</text:p>
          </table:table-cell>
          <table:table-cell office:value-type="float" office:value="223854" table:style-name="ce38">
            <text:p>223.854</text:p>
          </table:table-cell>
          <table:table-cell office:value-type="percentage" office:value="0.72803257468827043" table:style-name="ce39">
            <text:p>72,8%</text:p>
          </table:table-cell>
          <table:table-cell office:value-type="float" office:value="88630" table:style-name="ce38">
            <text:p>88.630</text:p>
          </table:table-cell>
          <table:table-cell office:value-type="percentage" office:value="0.26808426974788646" table:style-name="ce39">
            <text:p>26,8%</text:p>
          </table:table-cell>
          <table:table-cell office:value-type="float" office:value="25999" table:style-name="ce38">
            <text:p>25.999</text:p>
          </table:table-cell>
          <table:table-cell office:value-type="percentage" office:value="9.7776992188822159E-2" table:style-name="ce39">
            <text:p>9,8%</text:p>
          </table:table-cell>
          <table:table-cell office:value-type="float" office:value="16601" table:style-name="ce38">
            <text:p>16.601</text:p>
          </table:table-cell>
          <table:table-cell office:value-type="percentage" office:value="7.6120299510750195E-2" table:style-name="ce39">
            <text:p>7,6%</text:p>
          </table:table-cell>
          <table:table-cell office:value-type="float" office:value="620" table:style-name="ce38">
            <text:p>620</text:p>
          </table:table-cell>
          <table:table-cell office:value-type="percentage" office:value="3.5637918745545262E-3" table:style-name="ce39">
            <text:p>0,4%</text:p>
          </table:table-cell>
          <table:table-cell office:value-type="float" office:value="721183" table:style-name="ce38">
            <text:p>721.183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3987115100531628" table:style-name="ce39">
            <text:p>39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6685" table:style-name="ce38">
            <text:p>446.685</text:p>
          </table:table-cell>
          <table:table-cell office:value-type="percentage" office:value="0.99885732430522634" table:style-name="ce39">
            <text:p>99,9%</text:p>
          </table:table-cell>
          <table:table-cell office:value-type="float" office:value="596561" table:style-name="ce38">
            <text:p>596.561</text:p>
          </table:table-cell>
          <table:table-cell office:value-type="percentage" office:value="0.93903433381814971" table:style-name="ce39">
            <text:p>93,9%</text:p>
          </table:table-cell>
          <table:table-cell office:value-type="float" office:value="331180" table:style-name="ce38">
            <text:p>331.180</text:p>
          </table:table-cell>
          <table:table-cell office:value-type="percentage" office:value="0.39539914802575027" table:style-name="ce39">
            <text:p>39,5%</text:p>
          </table:table-cell>
          <table:table-cell office:value-type="float" office:value="699900" table:style-name="ce38">
            <text:p>699.900</text:p>
          </table:table-cell>
          <table:table-cell office:value-type="percentage" office:value="0.6410632178644049" table:style-name="ce39">
            <text:p>64,1%</text:p>
          </table:table-cell>
          <table:table-cell office:value-type="float" office:value="243984" table:style-name="ce38">
            <text:p>243.984</text:p>
          </table:table-cell>
          <table:table-cell office:value-type="percentage" office:value="0.18529187282372195" table:style-name="ce39">
            <text:p>18,5%</text:p>
          </table:table-cell>
          <table:table-cell office:value-type="float" office:value="115343" table:style-name="ce38">
            <text:p>115.343</text:p>
          </table:table-cell>
          <table:table-cell office:value-type="percentage" office:value="0.11041284561748793" table:style-name="ce39">
            <text:p>11,0%</text:p>
          </table:table-cell>
          <table:table-cell office:value-type="float" office:value="90068" table:style-name="ce38">
            <text:p>90.068</text:p>
          </table:table-cell>
          <table:table-cell office:value-type="percentage" office:value="0.10735992657357245" table:style-name="ce39">
            <text:p>10,7%</text:p>
          </table:table-cell>
          <table:table-cell office:value-type="float" office:value="6444" table:style-name="ce38">
            <text:p>6.444</text:p>
          </table:table-cell>
          <table:table-cell office:value-type="percentage" office:value="9.8206856191878269E-3" table:style-name="ce39">
            <text:p>1,0%</text:p>
          </table:table-cell>
          <table:table-cell office:value-type="float" office:value="2530165" table:style-name="ce38">
            <text:p>2.530.165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36837978789696524" table:style-name="ce39">
            <text:p>36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89696" table:style-name="ce38">
            <text:p>289.696</text:p>
          </table:table-cell>
          <table:table-cell office:value-type="percentage" office:value="1" table:style-name="ce39">
            <text:p>100,0%</text:p>
          </table:table-cell>
          <table:table-cell office:value-type="float" office:value="418058" table:style-name="ce38">
            <text:p>418.058</text:p>
          </table:table-cell>
          <table:table-cell office:value-type="percentage" office:value="0.95477113793843726" table:style-name="ce39">
            <text:p>95,5%</text:p>
          </table:table-cell>
          <table:table-cell office:value-type="float" office:value="221911" table:style-name="ce38">
            <text:p>221.911</text:p>
          </table:table-cell>
          <table:table-cell office:value-type="percentage" office:value="0.38212553897866125" table:style-name="ce39">
            <text:p>38,2%</text:p>
          </table:table-cell>
          <table:table-cell office:value-type="float" office:value="475636" table:style-name="ce38">
            <text:p>475.636</text:p>
          </table:table-cell>
          <table:table-cell office:value-type="percentage" office:value="0.63221388372717435" table:style-name="ce39">
            <text:p>63,2%</text:p>
          </table:table-cell>
          <table:table-cell office:value-type="float" office:value="115722" table:style-name="ce38">
            <text:p>115.722</text:p>
          </table:table-cell>
          <table:table-cell office:value-type="percentage" office:value="0.13588965556113988" table:style-name="ce39">
            <text:p>13,6%</text:p>
          </table:table-cell>
          <table:table-cell office:value-type="float" office:value="53375" table:style-name="ce38">
            <text:p>53.375</text:p>
          </table:table-cell>
          <table:table-cell office:value-type="percentage" office:value="8.2272461730781385E-2" table:style-name="ce39">
            <text:p>8,2%</text:p>
          </table:table-cell>
          <table:table-cell office:value-type="float" office:value="34037" table:style-name="ce38">
            <text:p>34.037</text:p>
          </table:table-cell>
          <table:table-cell office:value-type="percentage" office:value="6.5947074939065264E-2" table:style-name="ce39">
            <text:p>6,6%</text:p>
          </table:table-cell>
          <table:table-cell office:value-type="float" office:value="1315" table:style-name="ce38">
            <text:p>1.315</text:p>
          </table:table-cell>
          <table:table-cell office:value-type="percentage" office:value="3.0975358689942548E-3" table:style-name="ce39">
            <text:p>0,3%</text:p>
          </table:table-cell>
          <table:table-cell office:value-type="float" office:value="1609750" table:style-name="ce38">
            <text:p>1.609.750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35864201945478391" table:style-name="ce39">
            <text:p>35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21" table:style-name="ce38">
            <text:p>76.621</text:p>
          </table:table-cell>
          <table:table-cell office:value-type="percentage" office:value="1" table:style-name="ce39">
            <text:p>100,0%</text:p>
          </table:table-cell>
          <table:table-cell office:value-type="float" office:value="90925" table:style-name="ce38">
            <text:p>90.925</text:p>
          </table:table-cell>
          <table:table-cell office:value-type="percentage" office:value="0.98964909225477815" table:style-name="ce39">
            <text:p>99,0%</text:p>
          </table:table-cell>
          <table:table-cell office:value-type="float" office:value="68656" table:style-name="ce38">
            <text:p>68.656</text:p>
          </table:table-cell>
          <table:table-cell office:value-type="percentage" office:value="0.54794608011364998" table:style-name="ce39">
            <text:p>54,8%</text:p>
          </table:table-cell>
          <table:table-cell office:value-type="float" office:value="128327" table:style-name="ce38">
            <text:p>128.327</text:p>
          </table:table-cell>
          <table:table-cell office:value-type="percentage" office:value="0.75836209341906202" table:style-name="ce39">
            <text:p>75,8%</text:p>
          </table:table-cell>
          <table:table-cell office:value-type="float" office:value="39946" table:style-name="ce38">
            <text:p>39.946</text:p>
          </table:table-cell>
          <table:table-cell office:value-type="percentage" office:value="0.25045456255407728" table:style-name="ce39">
            <text:p>25,0%</text:p>
          </table:table-cell>
          <table:table-cell office:value-type="float" office:value="15805" table:style-name="ce38">
            <text:p>15.805</text:p>
          </table:table-cell>
          <table:table-cell office:value-type="percentage" office:value="0.11840813910802449" table:style-name="ce39">
            <text:p>11,8%</text:p>
          </table:table-cell>
          <table:table-cell office:value-type="float" office:value="7951" table:style-name="ce38">
            <text:p>7.951</text:p>
          </table:table-cell>
          <table:table-cell office:value-type="percentage" office:value="7.0164136957289097E-2" table:style-name="ce39">
            <text:p>7,0%</text:p>
          </table:table-cell>
          <table:table-cell office:value-type="float" office:value="295" table:style-name="ce38">
            <text:p>295</text:p>
          </table:table-cell>
          <table:table-cell office:value-type="percentage" office:value="3.4808259587020651E-3" table:style-name="ce39">
            <text:p>0,3%</text:p>
          </table:table-cell>
          <table:table-cell office:value-type="float" office:value="428526" table:style-name="ce38">
            <text:p>428.52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44945392301746206" table:style-name="ce39">
            <text:p>44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8826" table:style-name="ce38">
            <text:p>238.826</text:p>
          </table:table-cell>
          <table:table-cell office:value-type="percentage" office:value="1" table:style-name="ce39">
            <text:p>100,0%</text:p>
          </table:table-cell>
          <table:table-cell office:value-type="float" office:value="286291" table:style-name="ce38">
            <text:p>286.291</text:p>
          </table:table-cell>
          <table:table-cell office:value-type="percentage" office:value="0.98802120360847867" table:style-name="ce39">
            <text:p>98,8%</text:p>
          </table:table-cell>
          <table:table-cell office:value-type="float" office:value="160342" table:style-name="ce38">
            <text:p>160.342</text:p>
          </table:table-cell>
          <table:table-cell office:value-type="percentage" office:value="0.46217792215653436" table:style-name="ce39">
            <text:p>46,2%</text:p>
          </table:table-cell>
          <table:table-cell office:value-type="float" office:value="349805" table:style-name="ce38">
            <text:p>349.805</text:p>
          </table:table-cell>
          <table:table-cell office:value-type="percentage" office:value="0.86182429186304632" table:style-name="ce39">
            <text:p>86,2%</text:p>
          </table:table-cell>
          <table:table-cell office:value-type="float" office:value="75360" table:style-name="ce38">
            <text:p>75.360</text:p>
          </table:table-cell>
          <table:table-cell office:value-type="percentage" office:value="0.17002804470004806" table:style-name="ce39">
            <text:p>17,0%</text:p>
          </table:table-cell>
          <table:table-cell office:value-type="float" office:value="34719" table:style-name="ce38">
            <text:p>34.719</text:p>
          </table:table-cell>
          <table:table-cell office:value-type="percentage" office:value="0.10735355959036263" table:style-name="ce39">
            <text:p>10,7%</text:p>
          </table:table-cell>
          <table:table-cell office:value-type="float" office:value="17684" table:style-name="ce38">
            <text:p>17.684</text:p>
          </table:table-cell>
          <table:table-cell office:value-type="percentage" office:value="7.6560409730670492E-2" table:style-name="ce39">
            <text:p>7,7%</text:p>
          </table:table-cell>
          <table:table-cell office:value-type="float" office:value="285" table:style-name="ce38">
            <text:p>285</text:p>
          </table:table-cell>
          <table:table-cell office:value-type="percentage" office:value="1.5832717616537134E-3" table:style-name="ce39">
            <text:p>0,2%</text:p>
          </table:table-cell>
          <table:table-cell office:value-type="float" office:value="1163312" table:style-name="ce38">
            <text:p>1.163.312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47395128207530912" table:style-name="ce39">
            <text:p>47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25" table:style-name="ce38">
            <text:p>23.025</text:p>
          </table:table-cell>
          <table:table-cell office:value-type="percentage" office:value="1" table:style-name="ce39">
            <text:p>100,0%</text:p>
          </table:table-cell>
          <table:table-cell office:value-type="float" office:value="28268" table:style-name="ce38">
            <text:p>28.268</text:p>
          </table:table-cell>
          <table:table-cell office:value-type="percentage" office:value="1" table:style-name="ce39">
            <text:p>100,0%</text:p>
          </table:table-cell>
          <table:table-cell office:value-type="float" office:value="20977" table:style-name="ce38">
            <text:p>20.977</text:p>
          </table:table-cell>
          <table:table-cell office:value-type="percentage" office:value="0.55615356063417998" table:style-name="ce39">
            <text:p>55,6%</text:p>
          </table:table-cell>
          <table:table-cell office:value-type="float" office:value="34984" table:style-name="ce38">
            <text:p>34.984</text:p>
          </table:table-cell>
          <table:table-cell office:value-type="percentage" office:value="0.73397113125209801" table:style-name="ce39">
            <text:p>73,4%</text:p>
          </table:table-cell>
          <table:table-cell office:value-type="float" office:value="9441" table:style-name="ce38">
            <text:p>9.441</text:p>
          </table:table-cell>
          <table:table-cell office:value-type="percentage" office:value="0.17831038585755568" table:style-name="ce39">
            <text:p>17,8%</text:p>
          </table:table-cell>
          <table:table-cell office:value-type="float" office:value="4598" table:style-name="ce38">
            <text:p>4.598</text:p>
          </table:table-cell>
          <table:table-cell office:value-type="percentage" office:value="0.11694091914850327" table:style-name="ce39">
            <text:p>11,7%</text:p>
          </table:table-cell>
          <table:table-cell office:value-type="float" office:value="3023" table:style-name="ce38">
            <text:p>3.023</text:p>
          </table:table-cell>
          <table:table-cell office:value-type="percentage" office:value="9.9251428196204611E-2" table:style-name="ce39">
            <text:p>9,9%</text:p>
          </table:table-cell>
          <table:table-cell office:value-type="float" office:value="132" table:style-name="ce38">
            <text:p>132</text:p>
          </table:table-cell>
          <table:table-cell office:value-type="percentage" office:value="5.1699827667241113E-3" table:style-name="ce39">
            <text:p>0,5%</text:p>
          </table:table-cell>
          <table:table-cell office:value-type="float" office:value="124448" table:style-name="ce38">
            <text:p>124.448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43824347642356587" table:style-name="ce39">
            <text:p>4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6608" table:style-name="ce38">
            <text:p>366.608</text:p>
          </table:table-cell>
          <table:table-cell office:value-type="percentage" office:value="1" table:style-name="ce39">
            <text:p>100,0%</text:p>
          </table:table-cell>
          <table:table-cell office:value-type="float" office:value="499651" table:style-name="ce38">
            <text:p>499.651</text:p>
          </table:table-cell>
          <table:table-cell office:value-type="percentage" office:value="0.94976058819839526" table:style-name="ce39">
            <text:p>95,0%</text:p>
          </table:table-cell>
          <table:table-cell office:value-type="float" office:value="320834" table:style-name="ce38">
            <text:p>320.834</text:p>
          </table:table-cell>
          <table:table-cell office:value-type="percentage" office:value="0.45616878731393684" table:style-name="ce39">
            <text:p>45,6%</text:p>
          </table:table-cell>
          <table:table-cell office:value-type="float" office:value="678932" table:style-name="ce38">
            <text:p>678.932</text:p>
          </table:table-cell>
          <table:table-cell office:value-type="percentage" office:value="0.69792749256514552" table:style-name="ce39">
            <text:p>69,8%</text:p>
          </table:table-cell>
          <table:table-cell office:value-type="float" office:value="211091" table:style-name="ce38">
            <text:p>211.091</text:p>
          </table:table-cell>
          <table:table-cell office:value-type="percentage" office:value="0.18104309626911819" table:style-name="ce39">
            <text:p>18,1%</text:p>
          </table:table-cell>
          <table:table-cell office:value-type="float" office:value="110801" table:style-name="ce38">
            <text:p>110.801</text:p>
          </table:table-cell>
          <table:table-cell office:value-type="percentage" office:value="0.11667684596268059" table:style-name="ce39">
            <text:p>11,7%</text:p>
          </table:table-cell>
          <table:table-cell office:value-type="float" office:value="75788" table:style-name="ce38">
            <text:p>75.788</text:p>
          </table:table-cell>
          <table:table-cell office:value-type="percentage" office:value="0.10207481733391696" table:style-name="ce39">
            <text:p>10,2%</text:p>
          </table:table-cell>
          <table:table-cell office:value-type="float" office:value="3522" table:style-name="ce38">
            <text:p>3.522</text:p>
          </table:table-cell>
          <table:table-cell office:value-type="percentage" office:value="6.362660827904658E-3" table:style-name="ce39">
            <text:p>0,6%</text:p>
          </table:table-cell>
          <table:table-cell office:value-type="float" office:value="2267227" table:style-name="ce38">
            <text:p>2.267.227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37926579018815354" table:style-name="ce39">
            <text:p>37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1978" table:style-name="ce38">
            <text:p>71.978</text:p>
          </table:table-cell>
          <table:table-cell office:value-type="percentage" office:value="1" table:style-name="ce39">
            <text:p>100,0%</text:p>
          </table:table-cell>
          <table:table-cell office:value-type="float" office:value="97314" table:style-name="ce38">
            <text:p>97.314</text:p>
          </table:table-cell>
          <table:table-cell office:value-type="percentage" office:value="0.94572347641862409" table:style-name="ce39">
            <text:p>94,6%</text:p>
          </table:table-cell>
          <table:table-cell office:value-type="float" office:value="56103" table:style-name="ce38">
            <text:p>56.103</text:p>
          </table:table-cell>
          <table:table-cell office:value-type="percentage" office:value="0.38188946899100806" table:style-name="ce39">
            <text:p>38,2%</text:p>
          </table:table-cell>
          <table:table-cell office:value-type="float" office:value="157851" table:style-name="ce38">
            <text:p>157.851</text:p>
          </table:table-cell>
          <table:table-cell office:value-type="percentage" office:value="0.74019488314514015" table:style-name="ce39">
            <text:p>74,0%</text:p>
          </table:table-cell>
          <table:table-cell office:value-type="float" office:value="66716" table:style-name="ce38">
            <text:p>66.716</text:p>
          </table:table-cell>
          <table:table-cell office:value-type="percentage" office:value="0.26249916390262712" table:style-name="ce39">
            <text:p>26,2%</text:p>
          </table:table-cell>
          <table:table-cell office:value-type="float" office:value="21550" table:style-name="ce38">
            <text:p>21.550</text:p>
          </table:table-cell>
          <table:table-cell office:value-type="percentage" office:value="0.10310856781960068" table:style-name="ce39">
            <text:p>10,3%</text:p>
          </table:table-cell>
          <table:table-cell office:value-type="float" office:value="15779" table:style-name="ce38">
            <text:p>15.779</text:p>
          </table:table-cell>
          <table:table-cell office:value-type="percentage" office:value="9.1606288607124609E-2" table:style-name="ce39">
            <text:p>9,2%</text:p>
          </table:table-cell>
          <table:table-cell office:value-type="float" office:value="768" table:style-name="ce38">
            <text:p>768</text:p>
          </table:table-cell>
          <table:table-cell office:value-type="percentage" office:value="5.4124910144192143E-3" table:style-name="ce39">
            <text:p>0,5%</text:p>
          </table:table-cell>
          <table:table-cell office:value-type="float" office:value="488059" table:style-name="ce38">
            <text:p>488.059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37252516339894226" table:style-name="ce39">
            <text:p>37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40" table:style-name="ce38">
            <text:p>41.840</text:p>
          </table:table-cell>
          <table:table-cell office:value-type="percentage" office:value="1" table:style-name="ce39">
            <text:p>100,0%</text:p>
          </table:table-cell>
          <table:table-cell office:value-type="float" office:value="55262" table:style-name="ce38">
            <text:p>55.262</text:p>
          </table:table-cell>
          <table:table-cell office:value-type="percentage" office:value="0.99050043016919986" table:style-name="ce39">
            <text:p>99,1%</text:p>
          </table:table-cell>
          <table:table-cell office:value-type="float" office:value="23882" table:style-name="ce38">
            <text:p>23.882</text:p>
          </table:table-cell>
          <table:table-cell office:value-type="percentage" office:value="0.32341151616922159" table:style-name="ce39">
            <text:p>32,3%</text:p>
          </table:table-cell>
          <table:table-cell office:value-type="float" office:value="80526" table:style-name="ce38">
            <text:p>80.526</text:p>
          </table:table-cell>
          <table:table-cell office:value-type="percentage" office:value="0.83279210705938322" table:style-name="ce39">
            <text:p>83,3%</text:p>
          </table:table-cell>
          <table:table-cell office:value-type="float" office:value="29057" table:style-name="ce38">
            <text:p>29.057</text:p>
          </table:table-cell>
          <table:table-cell office:value-type="percentage" office:value="0.2690413140497398" table:style-name="ce39">
            <text:p>26,9%</text:p>
          </table:table-cell>
          <table:table-cell office:value-type="float" office:value="10030" table:style-name="ce38">
            <text:p>10.030</text:p>
          </table:table-cell>
          <table:table-cell office:value-type="percentage" office:value="0.12330804883146261" table:style-name="ce39">
            <text:p>12,3%</text:p>
          </table:table-cell>
          <table:table-cell office:value-type="float" office:value="7253" table:style-name="ce38">
            <text:p>7.253</text:p>
          </table:table-cell>
          <table:table-cell office:value-type="percentage" office:value="0.10646292952867439" table:style-name="ce39">
            <text:p>10,6%</text:p>
          </table:table-cell>
          <table:table-cell office:value-type="float" office:value="286" table:style-name="ce38">
            <text:p>286</text:p>
          </table:table-cell>
          <table:table-cell office:value-type="percentage" office:value="5.072001134993261E-3" table:style-name="ce39">
            <text:p>0,5%</text:p>
          </table:table-cell>
          <table:table-cell office:value-type="float" office:value="248136" table:style-name="ce38">
            <text:p>248.136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42682427574249082" table:style-name="ce39">
            <text:p>42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59027" table:style-name="ce38">
            <text:p>159.027</text:p>
          </table:table-cell>
          <table:table-cell office:value-type="percentage" office:value="1.0068186134852801" table:style-name="ce39">
            <text:p>100,7%</text:p>
          </table:table-cell>
          <table:table-cell office:value-type="float" office:value="207875" table:style-name="ce38">
            <text:p>207.875</text:p>
          </table:table-cell>
          <table:table-cell office:value-type="percentage" office:value="0.97556797649720062" table:style-name="ce39">
            <text:p>97,6%</text:p>
          </table:table-cell>
          <table:table-cell office:value-type="float" office:value="132721" table:style-name="ce38">
            <text:p>132.721</text:p>
          </table:table-cell>
          <table:table-cell office:value-type="percentage" office:value="0.47380220549123764" table:style-name="ce39">
            <text:p>47,4%</text:p>
          </table:table-cell>
          <table:table-cell office:value-type="float" office:value="243396" table:style-name="ce38">
            <text:p>243.396</text:p>
          </table:table-cell>
          <table:table-cell office:value-type="percentage" office:value="0.71591901805122116" table:style-name="ce39">
            <text:p>71,6%</text:p>
          </table:table-cell>
          <table:table-cell office:value-type="float" office:value="67850" table:style-name="ce38">
            <text:p>67.850</text:p>
          </table:table-cell>
          <table:table-cell office:value-type="percentage" office:value="0.18736210176923948" table:style-name="ce39">
            <text:p>18,7%</text:p>
          </table:table-cell>
          <table:table-cell office:value-type="float" office:value="31507" table:style-name="ce38">
            <text:p>31.507</text:p>
          </table:table-cell>
          <table:table-cell office:value-type="percentage" office:value="0.12092821530419164" table:style-name="ce39">
            <text:p>12,1%</text:p>
          </table:table-cell>
          <table:table-cell office:value-type="float" office:value="23205" table:style-name="ce38">
            <text:p>23.205</text:p>
          </table:table-cell>
          <table:table-cell office:value-type="percentage" office:value="0.11514186191908066" table:style-name="ce39">
            <text:p>11,5%</text:p>
          </table:table-cell>
          <table:table-cell office:value-type="float" office:value="951" table:style-name="ce38">
            <text:p>951</text:p>
          </table:table-cell>
          <table:table-cell office:value-type="percentage" office:value="5.6403686701540874E-3" table:style-name="ce39">
            <text:p>0,6%</text:p>
          </table:table-cell>
          <table:table-cell office:value-type="float" office:value="866532" table:style-name="ce38">
            <text:p>866.532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43677262905234676" table:style-name="ce39">
            <text:p>43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26" table:style-name="ce38">
            <text:p>2.326</text:p>
          </table:table-cell>
          <table:table-cell office:value-type="percentage" office:value="0.89289827255278309" table:style-name="ce39">
            <text:p>89,3%</text:p>
          </table:table-cell>
          <table:table-cell office:value-type="float" office:value="3715" table:style-name="ce38">
            <text:p>3.715</text:p>
          </table:table-cell>
          <table:table-cell office:value-type="percentage" office:value="0.86035201482167667" table:style-name="ce39">
            <text:p>86,0%</text:p>
          </table:table-cell>
          <table:table-cell office:value-type="float" office:value="3617" table:style-name="ce38">
            <text:p>3.617</text:p>
          </table:table-cell>
          <table:table-cell office:value-type="percentage" office:value="0.46035382461499302" table:style-name="ce39">
            <text:p>46,0%</text:p>
          </table:table-cell>
          <table:table-cell office:value-type="float" office:value="9053" table:style-name="ce38">
            <text:p>9.053</text:p>
          </table:table-cell>
          <table:table-cell office:value-type="percentage" office:value="0.78340256143994458" table:style-name="ce39">
            <text:p>78,3%</text:p>
          </table:table-cell>
          <table:table-cell office:value-type="float" office:value="7432" table:style-name="ce38">
            <text:p>7.432</text:p>
          </table:table-cell>
          <table:table-cell office:value-type="percentage" office:value="0.58788166429362443" table:style-name="ce39">
            <text:p>58,8%</text:p>
          </table:table-cell>
          <table:table-cell office:value-type="float" office:value="1733" table:style-name="ce38">
            <text:p>1.733</text:p>
          </table:table-cell>
          <table:table-cell office:value-type="percentage" office:value="0.14570371615940811" table:style-name="ce39">
            <text:p>14,6%</text:p>
          </table:table-cell>
          <table:table-cell office:value-type="float" office:value="1132" table:style-name="ce38">
            <text:p>1.132</text:p>
          </table:table-cell>
          <table:table-cell office:value-type="percentage" office:value="0.10321874715054254" table:style-name="ce39">
            <text:p>10,3%</text:p>
          </table:table-cell>
          <table:table-cell office:value-type="float" office:value="101" table:style-name="ce38">
            <text:p>101</text:p>
          </table:table-cell>
          <table:table-cell office:value-type="percentage" office:value="1.1067280298049528E-2" table:style-name="ce39">
            <text:p>1,1%</text:p>
          </table:table-cell>
          <table:table-cell office:value-type="float" office:value="29109" table:style-name="ce38">
            <text:p>29.109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41018812090467133" table:style-name="ce39">
            <text:p>41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883" table:style-name="ce38">
            <text:p>1.883</text:p>
          </table:table-cell>
          <table:table-cell office:value-type="percentage" office:value="0.80161770966368673" table:style-name="ce39">
            <text:p>80,2%</text:p>
          </table:table-cell>
          <table:table-cell office:value-type="float" office:value="3063" table:style-name="ce38">
            <text:p>3.063</text:p>
          </table:table-cell>
          <table:table-cell office:value-type="percentage" office:value="0.81723585912486663" table:style-name="ce39">
            <text:p>81,7%</text:p>
          </table:table-cell>
          <table:table-cell office:value-type="float" office:value="4215" table:style-name="ce38">
            <text:p>4.215</text:p>
          </table:table-cell>
          <table:table-cell office:value-type="percentage" office:value="0.53852050594097356" table:style-name="ce39">
            <text:p>53,9%</text:p>
          </table:table-cell>
          <table:table-cell office:value-type="float" office:value="8379" table:style-name="ce38">
            <text:p>8.379</text:p>
          </table:table-cell>
          <table:table-cell office:value-type="percentage" office:value="0.74157005044694224" table:style-name="ce39">
            <text:p>74,2%</text:p>
          </table:table-cell>
          <table:table-cell office:value-type="float" office:value="7955" table:style-name="ce38">
            <text:p>7.955</text:p>
          </table:table-cell>
          <table:table-cell office:value-type="percentage" office:value="0.6628061989668389" table:style-name="ce39">
            <text:p>66,3%</text:p>
          </table:table-cell>
          <table:table-cell office:value-type="float" office:value="2017" table:style-name="ce38">
            <text:p>2.017</text:p>
          </table:table-cell>
          <table:table-cell office:value-type="percentage" office:value="0.16624083079205473" table:style-name="ce39">
            <text:p>16,6%</text:p>
          </table:table-cell>
          <table:table-cell office:value-type="float" office:value="837" table:style-name="ce38">
            <text:p>837</text:p>
          </table:table-cell>
          <table:table-cell office:value-type="percentage" office:value="6.9779074614422676E-2" table:style-name="ce39">
            <text:p>7,0%</text:p>
          </table:table-cell>
          <table:table-cell office:value-type="float" office:value="22" table:style-name="ce38">
            <text:p>22</text:p>
          </table:table-cell>
          <table:table-cell office:value-type="percentage" office:value="2.2978901190724879E-3" table:style-name="ce39">
            <text:p>0,2%</text:p>
          </table:table-cell>
          <table:table-cell office:value-type="float" office:value="28371" table:style-name="ce38">
            <text:p>28.371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40000281980064012" table:style-name="ce39">
            <text:p>40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15" table:style-name="ce38">
            <text:p>15</text:p>
          </table:table-cell>
          <table:table-cell office:value-type="string" table:style-name="ce39">
            <text:p>-</text:p>
          </table:table-cell>
          <table:table-cell office:value-type="float" office:value="10" table:style-name="ce38">
            <text:p>10</text:p>
          </table:table-cell>
          <table:table-cell office:value-type="string" table:style-name="ce39">
            <text:p>-</text:p>
          </table:table-cell>
          <table:table-cell office:value-type="float" office:value="1947" table:style-name="ce38">
            <text:p>1.947</text:p>
          </table:table-cell>
          <table:table-cell office:value-type="string" table:style-name="ce39">
            <text:p>-</text:p>
          </table:table-cell>
          <table:table-cell office:value-type="float" office:value="6235" table:style-name="ce38">
            <text:p>6.235</text:p>
          </table:table-cell>
          <table:table-cell office:value-type="string" table:style-name="ce39">
            <text:p>-</text:p>
          </table:table-cell>
          <table:table-cell office:value-type="float" office:value="13332" table:style-name="ce38">
            <text:p>13.332</text:p>
          </table:table-cell>
          <table:table-cell office:value-type="string" table:style-name="ce39">
            <text:p>-</text:p>
          </table:table-cell>
          <table:table-cell office:value-type="float" office:value="17233" table:style-name="ce38">
            <text:p>17.233</text:p>
          </table:table-cell>
          <table:table-cell office:value-type="string" table:style-name="ce39">
            <text:p>-</text:p>
          </table:table-cell>
          <table:table-cell office:value-type="float" office:value="10378" table:style-name="ce38">
            <text:p>10.378</text:p>
          </table:table-cell>
          <table:table-cell office:value-type="string" table:style-name="ce39">
            <text:p>-</text:p>
          </table:table-cell>
          <table:table-cell office:value-type="float" office:value="151" table:style-name="ce38">
            <text:p>151</text:p>
          </table:table-cell>
          <table:table-cell office:value-type="string" table:style-name="ce39">
            <text:p>-</text:p>
          </table:table-cell>
          <table:table-cell office:value-type="float" office:value="49301" table:style-name="ce38">
            <text:p>49.301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-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-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-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-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5" table:style-name="ce46">
            <text:p>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style-name="ce41"/>
          <table:table-cell table:number-columns-repeated="20" table:style-name="ce21"/>
          <table:table-cell table:number-columns-repeated="16343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868678" table:style-name="ce43">
            <text:p>2.868.678</text:p>
          </table:table-cell>
          <table:table-cell office:value-type="percentage" office:value="1" table:style-name="ce44">
            <text:p>100,0%</text:p>
          </table:table-cell>
          <table:table-cell office:value-type="float" office:value="3825621" table:style-name="ce43">
            <text:p>3.825.621</text:p>
          </table:table-cell>
          <table:table-cell office:value-type="percentage" office:value="0.96605493119396368" table:style-name="ce44">
            <text:p>96,6%</text:p>
          </table:table-cell>
          <table:table-cell office:value-type="float" office:value="2201169" table:style-name="ce43">
            <text:p>2.201.169</text:p>
          </table:table-cell>
          <table:table-cell office:value-type="percentage" office:value="0.41243671990145747" table:style-name="ce44">
            <text:p>41,2%</text:p>
          </table:table-cell>
          <table:table-cell office:value-type="float" office:value="4914755" table:style-name="ce43">
            <text:p>4.914.755</text:p>
          </table:table-cell>
          <table:table-cell office:value-type="percentage" office:value="0.69878304740331221" table:style-name="ce44">
            <text:p>69,9%</text:p>
          </table:table-cell>
          <table:table-cell office:value-type="float" office:value="1591415" table:style-name="ce43">
            <text:p>1.591.415</text:p>
          </table:table-cell>
          <table:table-cell office:value-type="percentage" office:value="0.20165585852645621" table:style-name="ce44">
            <text:p>20,2%</text:p>
          </table:table-cell>
          <table:table-cell office:value-type="float" office:value="711176" table:style-name="ce43">
            <text:p>711.176</text:p>
          </table:table-cell>
          <table:table-cell office:value-type="percentage" office:value="0.11414606727686796" table:style-name="ce44">
            <text:p>11,4%</text:p>
          </table:table-cell>
          <table:table-cell office:value-type="float" office:value="474517" table:style-name="ce43">
            <text:p>474.517</text:p>
          </table:table-cell>
          <table:table-cell office:value-type="percentage" office:value="9.5965934830442662E-2" table:style-name="ce44">
            <text:p>9,6%</text:p>
          </table:table-cell>
          <table:table-cell office:value-type="float" office:value="22582" table:style-name="ce43">
            <text:p>22.582</text:p>
          </table:table-cell>
          <table:table-cell office:value-type="percentage" office:value="5.8071029648575382E-3" table:style-name="ce44">
            <text:p>0,6%</text:p>
          </table:table-cell>
          <table:table-cell office:value-type="float" office:value="16609913" table:style-name="ce43">
            <text:p>16.609.913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39434903187043002" table:style-name="ce44">
            <text:p>39,4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6-28T15:28:49Z</meta:creation-date>
    <dc:date>2021-06-28T15:29:24Z</dc:date>
  </office:meta>
</office:document-meta>
</file>